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/>
    </style:style>
    <style:style style:name="P2" style:family="paragraph" style:parent-style-name="Standard">
      <style:text-properties style:font-name="DejaVu Sans Light" fo:font-weight="bold" style:font-weight-asian="bold" style:font-weight-complex="bold"/>
    </style:style>
    <style:style style:name="P3" style:family="paragraph" style:parent-style-name="Standard">
      <style:text-properties style:font-name="DejaVu Sans Light" fo:font-size="60pt" style:font-size-asian="60pt" style:font-size-complex="60pt"/>
    </style:style>
    <style:style style:name="P4" style:family="paragraph" style:parent-style-name="Standard">
      <style:text-properties style:font-name="DejaVu Sans Light" fo:font-size="60pt" officeooo:rsid="001821f2" officeooo:paragraph-rsid="001821f2" style:font-size-asian="60pt" style:font-size-complex="60pt"/>
    </style:style>
    <style:style style:name="P5" style:family="paragraph" style:parent-style-name="Standard">
      <style:text-properties style:font-name="DejaVu Sans Light" fo:font-size="60pt" fo:font-weight="bold" style:font-size-asian="60pt" style:font-weight-asian="bold" style:font-size-complex="60pt" style:font-weight-complex="bold"/>
    </style:style>
    <style:style style:name="P6" style:family="paragraph" style:parent-style-name="Standard">
      <style:text-properties style:font-name="DejaVu Sans Light" fo:font-size="40pt" style:font-size-asian="40pt" style:font-size-complex="40pt"/>
    </style:style>
    <style:style style:name="P7" style:family="paragraph" style:parent-style-name="Standard">
      <style:text-properties style:font-name="DejaVu Sans Light" fo:font-size="40pt" officeooo:rsid="001e5726" officeooo:paragraph-rsid="001e5726" style:font-size-asian="40pt" style:font-size-complex="40pt"/>
    </style:style>
    <style:style style:name="P8" style:family="paragraph" style:parent-style-name="Standard">
      <style:text-properties style:font-name="DejaVu Sans Light" fo:font-size="40pt" fo:font-weight="bold" officeooo:rsid="001821f2" officeooo:paragraph-rsid="001821f2" style:font-size-asian="40pt" style:font-weight-asian="bold" style:font-size-complex="40pt" style:font-weight-complex="bold"/>
    </style:style>
    <style:style style:name="P9" style:family="paragraph" style:parent-style-name="Standard">
      <style:paragraph-properties fo:line-height="150%"/>
      <style:text-properties style:font-name="DejaVu Sans Light"/>
    </style:style>
    <style:style style:name="P10" style:family="paragraph" style:parent-style-name="Standard">
      <style:paragraph-properties fo:line-height="200%"/>
      <style:text-properties style:font-name="DejaVu Sans Light"/>
    </style:style>
    <style:style style:name="P11" style:family="paragraph" style:parent-style-name="Standard">
      <style:paragraph-properties fo:line-height="200%"/>
      <style:text-properties style:font-name="DejaVu Sans Light" officeooo:paragraph-rsid="001cc620"/>
    </style:style>
    <style:style style:name="P12" style:family="paragraph" style:parent-style-name="Footer">
      <style:paragraph-properties fo:text-align="start" style:justify-single-word="false"/>
      <style:text-properties officeooo:rsid="0053b3bd" officeooo:paragraph-rsid="0053b3bd"/>
    </style:style>
    <style:style style:name="P13" style:family="paragraph" style:parent-style-name="Standard" style:master-page-name="First_20_Page">
      <style:paragraph-properties style:page-number="auto"/>
      <style:text-properties style:font-name="DejaVu Sans Light"/>
    </style:style>
    <style:style style:name="P14" style:family="paragraph" style:parent-style-name="Standard" style:master-page-name="Index">
      <style:paragraph-properties fo:line-height="150%" style:page-number="auto"/>
      <style:text-properties style:font-name="DejaVu Sans Light" fo:font-size="20pt" fo:font-weight="bold" officeooo:rsid="00239e01" officeooo:paragraph-rsid="00239e01" style:font-size-asian="20pt" style:font-weight-asian="bold" style:font-size-complex="20pt" style:font-weight-complex="bold"/>
    </style:style>
    <style:style style:name="P15" style:family="paragraph" style:parent-style-name="Standard">
      <style:paragraph-properties fo:line-height="150%"/>
      <style:text-properties style:font-name="DejaVu Sans Light" officeooo:rsid="00239e01" officeooo:paragraph-rsid="00239e01"/>
    </style:style>
    <style:style style:name="P16" style:family="paragraph" style:parent-style-name="Standard">
      <style:paragraph-properties fo:line-height="200%"/>
      <style:text-properties style:font-name="DejaVu Sans Light"/>
    </style:style>
    <style:style style:name="P17" style:family="paragraph" style:parent-style-name="Standard">
      <style:paragraph-properties fo:line-height="200%"/>
      <style:text-properties style:font-name="DejaVu Sans Light" officeooo:paragraph-rsid="0028c2c5"/>
    </style:style>
    <style:style style:name="P18" style:family="paragraph" style:parent-style-name="Standard">
      <style:paragraph-properties fo:line-height="200%"/>
      <style:text-properties style:font-name="DejaVu Sans Light" officeooo:paragraph-rsid="001cc620"/>
    </style:style>
    <style:style style:name="P19" style:family="paragraph" style:parent-style-name="Standard">
      <style:paragraph-properties fo:line-height="200%"/>
      <style:text-properties style:font-name="DejaVu Sans Light" officeooo:paragraph-rsid="00335ec3"/>
    </style:style>
    <style:style style:name="P20" style:family="paragraph" style:parent-style-name="Standard">
      <style:paragraph-properties fo:line-height="200%"/>
      <style:text-properties style:font-name="DejaVu Sans Light" officeooo:paragraph-rsid="004743b8"/>
    </style:style>
    <style:style style:name="P21" style:family="paragraph" style:parent-style-name="Standard">
      <style:text-properties style:font-name="DejaVu Sans Light" fo:font-size="60pt" style:font-size-asian="60pt" style:font-size-complex="60pt"/>
    </style:style>
    <style:style style:name="P22" style:family="paragraph" style:parent-style-name="Standard">
      <style:paragraph-properties fo:line-height="200%"/>
      <style:text-properties style:font-name="DejaVu Sans Light" officeooo:rsid="004f0bff" officeooo:paragraph-rsid="004f0bff"/>
    </style:style>
    <style:style style:name="P23" style:family="paragraph" style:parent-style-name="Standard">
      <style:paragraph-properties fo:margin-top="0.0398in" fo:margin-bottom="0.0398in" loext:contextual-spacing="false" fo:line-height="200%"/>
      <style:text-properties style:font-name="DejaVu Sans Light"/>
    </style:style>
    <style:style style:name="P24" style:family="paragraph" style:parent-style-name="Standard">
      <style:paragraph-properties fo:margin-top="0.0398in" fo:margin-bottom="0.0398in" loext:contextual-spacing="false" fo:line-height="200%"/>
      <style:text-properties style:font-name="DejaVu Sans Light" officeooo:paragraph-rsid="0013a305"/>
    </style:style>
    <style:style style:name="P25" style:family="paragraph" style:parent-style-name="Standard">
      <style:paragraph-properties fo:margin-top="0.0398in" fo:margin-bottom="0.0398in" loext:contextual-spacing="false" fo:line-height="200%"/>
      <style:text-properties style:font-name="DejaVu Sans Light" officeooo:paragraph-rsid="00153ec4"/>
    </style:style>
    <style:style style:name="P26" style:family="paragraph" style:parent-style-name="Standard">
      <style:paragraph-properties fo:margin-top="0.0398in" fo:margin-bottom="0.0398in" loext:contextual-spacing="false" fo:line-height="200%"/>
      <style:text-properties style:font-name="DejaVu Sans Light" officeooo:paragraph-rsid="00186367"/>
    </style:style>
    <style:style style:name="P27" style:family="paragraph" style:parent-style-name="Standard">
      <style:paragraph-properties fo:margin-top="0.0398in" fo:margin-bottom="0.0398in" loext:contextual-spacing="false" fo:line-height="200%"/>
      <style:text-properties style:font-name="DejaVu Sans Light" officeooo:paragraph-rsid="0036eb84"/>
    </style:style>
    <style:style style:name="P28" style:family="paragraph" style:parent-style-name="Standard">
      <style:paragraph-properties fo:margin-top="0.0398in" fo:margin-bottom="0.0398in" loext:contextual-spacing="false" fo:line-height="200%"/>
      <style:text-properties style:font-name="DejaVu Sans Light" officeooo:paragraph-rsid="0028c2c5"/>
    </style:style>
    <style:style style:name="P29" style:family="paragraph" style:parent-style-name="Standard" style:master-page-name="Standard">
      <style:paragraph-properties fo:margin-top="0.0398in" fo:margin-bottom="0.0398in" loext:contextual-spacing="false" fo:line-height="200%" style:page-number="1"/>
      <style:text-properties style:font-name="DejaVu Sans Light" officeooo:paragraph-rsid="0036eb84"/>
    </style:style>
    <style:style style:name="P30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31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32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33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34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35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36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37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38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39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40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41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42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43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44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45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46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47" style:family="paragraph" style:parent-style-name="Standard" style:master-page-name="Index">
      <style:paragraph-properties fo:margin-top="0.0398in" fo:margin-bottom="0.0398in" loext:contextual-spacing="false" fo:line-height="200%" style:page-number="auto"/>
      <style:text-properties style:font-name="DejaVu Sans Light"/>
    </style:style>
    <style:style style:name="P48" style:family="paragraph" style:parent-style-name="Standard" style:master-page-name="Index">
      <style:paragraph-properties fo:line-height="200%" style:page-number="auto"/>
      <style:text-properties style:font-name="DejaVu Sans Light" officeooo:paragraph-rsid="00335ec3"/>
    </style:style>
    <style:style style:name="P49" style:family="paragraph">
      <style:paragraph-properties fo:text-align="center"/>
    </style:style>
    <style:style style:name="P50" style:family="paragraph">
      <style:paragraph-properties fo:margin-left="0in" fo:margin-right="0in" fo:margin-top="0.0791in" fo:margin-bottom="0.0791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T1" style:family="text">
      <style:text-properties officeooo:rsid="0013a305"/>
    </style:style>
    <style:style style:name="T2" style:family="text">
      <style:text-properties officeooo:rsid="004743b8"/>
    </style:style>
    <style:style style:name="T3" style:family="text">
      <style:text-properties officeooo:rsid="0053b3bd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4" fo:column-gap="0.5in">
          <style:column style:rel-width="16383*" fo:start-indent="0in" fo:end-indent="0.25in"/>
          <style:column style:rel-width="16383*" fo:start-indent="0.25in" fo:end-indent="0.25in"/>
          <style:column style:rel-width="16383*" fo:start-indent="0.25in" fo:end-indent="0.25in"/>
          <style:column style:rel-width="16386*" fo:start-indent="0.25in" fo:end-indent="0in"/>
        </style:columns>
      </style:section-properties>
    </style:style>
    <style:style style:name="gr1" style:family="graphic">
      <style:graphic-properties draw:stroke="none" svg:stroke-color="#000000" draw:fill="none" draw:fill-color="#ffffff" draw:textarea-vertical-align="middle" fo:min-height="9.0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3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draw:frame text:anchor-type="paragraph" draw:z-index="0" draw:name="Shape1" draw:style-name="gr1" draw:text-style-name="P51" svg:width="13.8996in" svg:height="9.0717in" svg:x="-0.6in" svg:y="-2.7264in"><draw:text-box><text:p text:style-name="P49"><text:span text:style-name="T4"/></text:p><text:p text:style-name="P49"><text:span text:style-name="T4"/></text:p><text:p text:style-name="P49"><text:span text:style-name="T4"/></text:p><text:p text:style-name="P49"><text:span text:style-name="T4">BOOK </text:span></text:p><text:p text:style-name="P50"><text:span text:style-name="T5">OF</text:span><text:span text:style-name="T4"> </text:span></text:p><text:p text:style-name="P49"><text:span text:style-name="T4">RICHARD</text:span></text:p><text:p text:style-name="P49"><text:span text:style-name="T4"/></text:p><text:p text:style-name="P49"><text:span text:style-name="T4"/></text:p><text:p text:style-name="P49"><text:span text:style-name="T4"/></text:p><text:p text:style-name="P49"><text:span text:style-name="T6"/></text:p><text:p text:style-name="P49"><text:span text:style-name="T7">By Richard</text:span></text:p></draw:text-box></draw:frame></text:p>
        <text:p text:style-name="P1"/>
        <text:p text:style-name="P1"/>
        <text:p text:style-name="P1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5"/>
        <text:p text:style-name="P5"/>
        <text:p text:style-name="P5"/>
        <text:p text:style-name="P8"/>
        <text:p text:style-name="P3"/>
        <text:p text:style-name="P3"/>
        <text:p text:style-name="P3"/>
        <text:p text:style-name="P3"/>
        <text:p text:style-name="P3"/>
        <text:p text:style-name="P4"/>
        <text:p text:style-name="P3"/>
        <text:p text:style-name="P8"/>
        <text:p text:style-name="P6"/>
        <text:p text:style-name="P6"/>
        <text:p text:style-name="P6"/>
        <text:p text:style-name="P6"/>
        <text:p text:style-name="P7"/>
        <text:p text:style-name="P6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1"/>
        <text:p text:style-name="P1"/>
        <text:p text:style-name="P14">Foreword</text:p>
        <text:p text:style-name="P15">This book is dedicated to all the richards. 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0"/>
        <text:p text:style-name="P48">richard47.eth</text:p>
        <text:p text:style-name="P19">richardcooper.eth</text:p>
        <text:p text:style-name="P10">69richard.eth</text:p>
        <text:p text:style-name="P10">richardryan.eth</text:p>
        <text:p text:style-name="P10">richard508.eth</text:p>
        <text:p text:style-name="P10">richardchi.eth</text:p>
        <text:p text:style-name="P10">richard555.eth</text:p>
        <text:p text:style-name="P10">richardderivative.eth</text:p>
        <text:p text:style-name="P10">richard-mutt.eth</text:p>
        <text:p text:style-name="P23">defirichard.eth</text:p>
        <text:p text:style-name="P23">🤴richard.eth</text:p>
        <text:p text:style-name="P23">arichardlaurent.eth</text:p>
        <text:p text:style-name="P23">keithrichards.eth</text:p>
        <text:p text:style-name="P23">richardcomedy.eth</text:p>
        <text:p text:style-name="P23">richardrui.eth</text:p>
        <text:p text:style-name="P23">richard400.eth</text:p>
        <text:p text:style-name="P23">micahrichards.eth</text:p>
        <text:p text:style-name="P23">princerichard.eth</text:p>
        <text:p text:style-name="P23">richardface.eth</text:p>
        <text:p text:style-name="P23">richarddixon.eth</text:p>
        <text:p text:style-name="P23">richard®.eth</text:p>
        <text:p text:style-name="P23">richardrichard.eth</text:p>
        <text:p text:style-name="P23">richardpix.eth</text:p>
        <text:p text:style-name="P23">chrisrichardson.eth</text:p>
        <text:p text:style-name="P23">richardwiig.eth</text:p>
        <text:p text:style-name="P23">richardent.eth</text:p>
        <text:p text:style-name="P23">mrsrichard.eth</text:p>
        <text:p text:style-name="P23">richardwatkins.eth</text:p>
        <text:p text:style-name="P23">richardman.eth</text:p>
        <text:p text:style-name="P23">not-richard.eth</text:p>
        <text:p text:style-name="P23">richard113.eth</text:p>
        <text:p text:style-name="P23">richard28.eth</text:p>
        <text:p text:style-name="P23">richarddebas.eth</text:p>
        <text:p text:style-name="P23">giverichard.eth</text:p>
        <text:p text:style-name="P23">davidrichardson.eth</text:p>
        <text:p text:style-name="P23">hairyrichard.eth</text:p>
        <text:p text:style-name="P23">firstrichard.eth</text:p>
        <text:p text:style-name="P23">richard68.eth</text:p>
        <text:p text:style-name="P23">richardt.argent.xyz</text:p>
        <text:p text:style-name="P23">richardsons.eth</text:p>
        <text:p text:style-name="P23">richard925.eth</text:p>
        <text:p text:style-name="P23">richard87.eth</text:p>
        <text:p text:style-name="P23">richardmolloy.eth</text:p>
        <text:p text:style-name="P23">richardmille3502.eth</text:p>
        <text:p text:style-name="P23">papirichard.eth</text:p>
        <text:p text:style-name="P23">richard15.eth</text:p>
        <text:p text:style-name="P23">0xrichard11.eth</text:p>
        <text:p text:style-name="P23">richardgear.eth</text:p>
        <text:p text:style-name="P23">easyrichard.eth</text:p>
        <text:p text:style-name="P23">0xrichard.eth</text:p>
        <text:p text:style-name="P23">ogrichard.eth</text:p>
        <text:p text:style-name="P23">0xkingrichard.eth</text:p>
        <text:p text:style-name="P23">richard110.eth</text:p>
        <text:p text:style-name="P23">richardnixon.dcl.eth</text:p>
        <text:p text:style-name="P23">filthyrichard.eth</text:p>
        <text:p text:style-name="P23">sarahrichards.eth</text:p>
        <text:p text:style-name="P23">richard7.eth</text:p>
        <text:p text:style-name="P23">stop-richarding.eth</text:p>
        <text:p text:style-name="P23">richardbuu.eth</text:p>
        <text:p text:style-name="P23">richardfinity.eth</text:p>
        <text:p text:style-name="P23">richardu.eth</text:p>
        <text:p text:style-name="P23">richardgiles.eth</text:p>
        <text:p text:style-name="P23">richard-dao.eth</text:p>
        <text:p text:style-name="P23">bedroomrichard.eth</text:p>
        <text:p text:style-name="P23">skylarrichard.eth</text:p>
        <text:p text:style-name="P23">litlerichard.eth</text:p>
        <text:p text:style-name="P30">richard916.eth</text:p>
        <text:p text:style-name="P23">richardyolo.eth</text:p>
        <text:p text:style-name="P23">cbrichardellis.eth</text:p>
        <text:p text:style-name="P23">rentarichard.eth</text:p>
        <text:p text:style-name="P23">jamesrichardfry.eth</text:p>
        <text:p text:style-name="P23">thelastrichard.eth</text:p>
        <text:p text:style-name="P23">richard.thisisme.eth</text:p>
        <text:p text:style-name="P23">sendrichard.eth</text:p>
        <text:p text:style-name="P23">richardprints.eth</text:p>
        <text:p text:style-name="P23">richardsprague.eth</text:p>
        <text:p text:style-name="P23">richardisme.eth</text:p>
        <text:p text:style-name="P23">richard16.eth</text:p>
        <text:p text:style-name="P23">totalrichard.eth</text:p>
        <text:p text:style-name="P23">paulrichards.eth</text:p>
        <text:p text:style-name="P23">richard120.eth</text:p>
        <text:p text:style-name="P23">steverichards.eth</text:p>
        <text:p text:style-name="P23">sirrichardstarkeymberingostarr.eth</text:p>
        <text:p text:style-name="P23">richardgarriott.eth</text:p>
        <text:p text:style-name="P23">sirrichard.eth</text:p>
        <text:p text:style-name="P23">richardlim.eth</text:p>
        <text:p text:style-name="P23">richardliang.eth</text:p>
        <text:p text:style-name="P23">richardgang.eth</text:p>
        <text:p text:style-name="P23">richardfang.eth</text:p>
        <text:p text:style-name="P23">whenrichardheartonbankless.eth</text:p>
        <text:p text:style-name="P23">richardzphotoz.eth</text:p>
        <text:p text:style-name="P23">ezrichard.eth</text:p>
        <text:p text:style-name="P23">richardgarcia.eth</text:p>
        <text:p text:style-name="P23">scivive.richardheart.eth</text:p>
        <text:p text:style-name="P23">adamrichard.eth</text:p>
        <text:p text:style-name="P23">richardgm.eth</text:p>
        <text:p text:style-name="P23">richard91.eth</text:p>
        <text:p text:style-name="P23">richardg.eth</text:p>
        <text:p text:style-name="P23">richardcapital.eth</text:p>
        <text:p text:style-name="P23">richard70.eth</text:p>
        <text:p text:style-name="P23">richardsburgers.eth</text:p>
        <text:p text:style-name="P23">richardma.eth</text:p>
        <text:p text:style-name="P23">name.richarditait.eth</text:p>
        <text:p text:style-name="P23">richard2023.eth</text:p>
        <text:p text:style-name="P23">richard999.eth</text:p>
        <text:p text:style-name="P23">richard12.eth</text:p>
        <text:p text:style-name="P23">bigrichardenergy.eth</text:p>
        <text:p text:style-name="P23">richardtran.eth</text:p>
        <text:p text:style-name="P23">richardcheese.eth</text:p>
        <text:p text:style-name="P23">richierichard.eth</text:p>
        <text:p text:style-name="P23">richardgothits.eth</text:p>
        <text:p text:style-name="P23">richardtrickle.eth</text:p>
        <text:p text:style-name="P23">peperichard.eth</text:p>
        <text:p text:style-name="P23">richard102.eth</text:p>
        <text:p text:style-name="P23">goodrichard.eth</text:p>
        <text:p text:style-name="P23">richard-petty.eth</text:p>
        <text:p text:style-name="P23">richard19.eth</text:p>
        <text:p text:style-name="P23">richard26.eth</text:p>
        <text:p text:style-name="P23">degenrichard.eth</text:p>
        <text:p text:style-name="P23">jordanrichardson.eth</text:p>
        <text:p text:style-name="P23">richard.argent.xyz</text:p>
        <text:p text:style-name="P23">ashleyrichardson.argent.xyz</text:p>
        <text:p text:style-name="P23">richard02.eth</text:p>
        <text:p text:style-name="P23">makerichardgreatagain.eth</text:p>
        <text:p text:style-name="P23">richard500.eth</text:p>
        <text:p text:style-name="P23">richardalpert.eth</text:p>
        <text:p text:style-name="P23">no1richard.eth</text:p>
        <text:p text:style-name="P23">tylerjrichards.argent.xyz</text:p>
        <text:p text:style-name="P23">richardvandyke.eth</text:p>
        <text:p text:style-name="P23">richard914.eth</text:p>
        <text:p text:style-name="P23">whatthefuckrichard.eth</text:p>
        <text:p text:style-name="P30">cuckrichard.eth</text:p>
        <text:p text:style-name="P23">largerichard.eth</text:p>
        <text:p text:style-name="P23">spottedrichard.eth</text:p>
        <text:p text:style-name="P23">poorrichard.eth</text:p>
        <text:p text:style-name="P23">richardsonroyer.eth</text:p>
        <text:p text:style-name="P23">whiterichard.eth</text:p>
        <text:p text:style-name="P23">richardeddown.eth</text:p>
        <text:p text:style-name="P23">richardrosa.eth</text:p>
        <text:p text:style-name="P23">eatarichard.eth</text:p>
        <text:p text:style-name="P23">mommarichard.eth</text:p>
        <text:p text:style-name="P23">richard561.eth</text:p>
        <text:p text:style-name="P23">richardwagner.eth</text:p>
        <text:p text:style-name="P23">hardrichard.eth</text:p>
        <text:p text:style-name="P23">howrichard.eth</text:p>
        <text:p text:style-name="P23">richardson420.eth</text:p>
        <text:p text:style-name="P23">mrichard.eth</text:p>
        <text:p text:style-name="P23">richardcon.eth</text:p>
        <text:p text:style-name="P23">richardsimmons.eth</text:p>
        <text:p text:style-name="P23">richardvip.eth</text:p>
        <text:p text:style-name="P23">richardbertozzo.eth</text:p>
        <text:p text:style-name="P23">thankyourichard.eth</text:p>
        <text:p text:style-name="P23">richardgarner.eth</text:p>
        <text:p text:style-name="P23">richard747.eth</text:p>
        <text:p text:style-name="P23">jasonrrichardson.eth</text:p>
        <text:p text:style-name="P23">richard312.eth</text:p>
        <text:p text:style-name="P23">richardgov.eth</text:p>
        <text:p text:style-name="P23">hallofrichard.eth</text:p>
        <text:p text:style-name="P23">richrichard.eth</text:p>
        <text:p text:style-name="P23">richardmaris.eth</text:p>
        <text:p text:style-name="P23">richardless.eth</text:p>
        <text:p text:style-name="P23">richardbaker.eth</text:p>
        <text:p text:style-name="P23">ourrichard.eth</text:p>
        <text:p text:style-name="P23">richardxxx.eth</text:p>
        <text:p text:style-name="P23">i-richard.eth</text:p>
        <text:p text:style-name="P23">richard⚡.eth</text:p>
        <text:p text:style-name="P23">richard03.eth</text:p>
        <text:p text:style-name="P23">richardblevins.eth</text:p>
        <text:p text:style-name="P23">richard011.eth</text:p>
        <text:p text:style-name="P23">richardlicker.eth</text:p>
        <text:p text:style-name="P23">richard502.eth</text:p>
        <text:p text:style-name="P23">richarduy.eth</text:p>
        <text:p text:style-name="P23">richardjokes.eth</text:p>
        <text:p text:style-name="P23">slaprichard.eth</text:p>
        <text:p text:style-name="P23">richardrich.eth</text:p>
        <text:p text:style-name="P23">dont.stop-richarding.eth</text:p>
        <text:p text:style-name="P23">kevinrichardson.eth</text:p>
        <text:p text:style-name="P23">richard-bot.eth</text:p>
        <text:p text:style-name="P23">richardtracy.eth</text:p>
        <text:p text:style-name="P23">jprichardson.eth</text:p>
        <text:p text:style-name="P23">mrrichard.eth</text:p>
        <text:p text:style-name="P23">richard55.eth</text:p>
        <text:p text:style-name="P23">sithrichard.eth</text:p>
        <text:p text:style-name="P23">richardescobar.eth</text:p>
        <text:p text:style-name="P23">richardpay.eth</text:p>
        <text:p text:style-name="P23">richardwood.eth</text:p>
        <text:p text:style-name="P23">kylerichards.eth</text:p>
        <text:p text:style-name="P23">richardsimpson.eth</text:p>
        <text:p text:style-name="P23">richardjypark.eth</text:p>
        <text:p text:style-name="P23">rich-richer-richard.eth</text:p>
        <text:p text:style-name="P23">richard646.eth</text:p>
        <text:p text:style-name="P23">richardgod.eth</text:p>
        <text:p text:style-name="P23">richardmill.eth</text:p>
        <text:p text:style-name="P23">richarduranus.eth</text:p>
        <text:p text:style-name="P23">chickswithrichards.eth</text:p>
        <text:p text:style-name="P23">richarddjames.eth</text:p>
        <text:p text:style-name="P23">serrichard.eth</text:p>
        <text:p text:style-name="P23">otherrichard.eth</text:p>
        <text:p text:style-name="P23">wereallrichard.eth</text:p>
        <text:p text:style-name="P30">richardisgay.eth</text:p>
        <text:p text:style-name="P23">richardhendrix.eth</text:p>
        <text:p text:style-name="P23">richard504.eth</text:p>
        <text:p text:style-name="P23">richard62.eth</text:p>
        <text:p text:style-name="P23">richard27.eth</text:p>
        <text:p text:style-name="P23">richardcheung.eth</text:p>
        <text:p text:style-name="P23">richard31.eth</text:p>
        <text:p text:style-name="P23">jamesrichardson.eth</text:p>
        <text:p text:style-name="P23">gotrichard.eth</text:p>
        <text:p text:style-name="P23">richardhard.eth</text:p>
        <text:p text:style-name="P23">richarde.eth</text:p>
        <text:p text:style-name="P23">richardjkunz.eth</text:p>
        <text:p text:style-name="P23">richardb.eth</text:p>
        <text:p text:style-name="P23">richardshan.eth</text:p>
        <text:p text:style-name="P23">samrichards.eth</text:p>
        <text:p text:style-name="P23">richardbot.eth</text:p>
        <text:p text:style-name="P23">richard75.eth</text:p>
        <text:p text:style-name="P23">chadrichard.eth</text:p>
        <text:p text:style-name="P23">richardoh.eth</text:p>
        <text:p text:style-name="P23">richard42.eth</text:p>
        <text:p text:style-name="P23">dukerichard.eth</text:p>
        <text:p text:style-name="P23">richardroche.eth</text:p>
        <text:p text:style-name="P23">richard125.eth</text:p>
        <text:p text:style-name="P23">anti-richard.eth</text:p>
        <text:p text:style-name="P23">keithrichard.eth</text:p>
        <text:p text:style-name="P23">mr-richard.eth</text:p>
        <text:p text:style-name="P23">richardricardo.eth</text:p>
        <text:p text:style-name="P23">richard333.eth</text:p>
        <text:p text:style-name="P23">richard25.eth</text:p>
        <text:p text:style-name="P23">richardlee.eth</text:p>
        <text:p text:style-name="P23">berichard.eth</text:p>
        <text:p text:style-name="P23">richard917.eth</text:p>
        <text:p text:style-name="P23">richardhomer.eth</text:p>
        <text:p text:style-name="P23">richardaf.eth</text:p>
        <text:p text:style-name="P23">pimprichard.eth</text:p>
        <text:p text:style-name="P23">richard509.eth</text:p>
        <text:p text:style-name="P23">richardnoggin.eth</text:p>
        <text:p text:style-name="P23">richardsmom.eth</text:p>
        <text:p text:style-name="P23">therichards.eth</text:p>
        <text:p text:style-name="P23">joerichard.eth</text:p>
        <text:p text:style-name="P23">prichard.eth</text:p>
        <text:p text:style-name="P23">richardasfuck.eth</text:p>
        <text:p text:style-name="P23">richardyu.eth</text:p>
        <text:p text:style-name="P23">richard107.eth</text:p>
        <text:p text:style-name="P23">richardma.argent.xyz</text:p>
        <text:p text:style-name="P23">richard06.eth</text:p>
        <text:p text:style-name="P23">richard11.eth</text:p>
        <text:p text:style-name="P23">richardjpeg.eth</text:p>
        <text:p text:style-name="P23">richard71.eth</text:p>
        <text:p text:style-name="P24">richard777.eth</text:p>
        <text:p text:style-name="P24">richardball.eth</text:p>
        <text:p text:style-name="P23">richardsen.eth</text:p>
        <text:p text:style-name="P23">richardette.eth</text:p>
        <text:p text:style-name="P23">richard202.eth</text:p>
        <text:p text:style-name="P23">richard8.eth</text:p>
        <text:p text:style-name="P23">little-richard.eth</text:p>
        <text:p text:style-name="P23">wenrichard.eth</text:p>
        <text:p text:style-name="P23">richardick.eth</text:p>
        <text:p text:style-name="P23">richardandmorty.eth</text:p>
        <text:p text:style-name="P23">richardbuettner.eth</text:p>
        <text:p text:style-name="P23">richard51.eth</text:p>
        <text:p text:style-name="P23">picklerichard.eth</text:p>
        <text:p text:style-name="P23">richard👑.eth</text:p>
        <text:p text:style-name="P23">richardgage911.eth</text:p>
        <text:p text:style-name="P23">richardmille-official.eth</text:p>
        <text:p text:style-name="P23">richestrichard.eth</text:p>
        <text:p text:style-name="P23">richardinu.eth</text:p>
        <text:p text:style-name="P23">richardkelley.eth</text:p>
        <text:p text:style-name="P30">megarichard.eth</text:p>
        <text:p text:style-name="P23">🧟‍♂richard.eth</text:p>
        <text:p text:style-name="P23">richardcheney.eth</text:p>
        <text:p text:style-name="P23">richardavery.eth</text:p>
        <text:p text:style-name="P23">richardsanchez.eth</text:p>
        <text:p text:style-name="P23">richardorlinski.eth</text:p>
        <text:p text:style-name="P23">richardsenior.eth</text:p>
        <text:p text:style-name="P23">jackrichardson.eth</text:p>
        <text:p text:style-name="P23">richardbuterin.eth</text:p>
        <text:p text:style-name="P23">richardmuljadi.eth</text:p>
        <text:p text:style-name="P23">johnrichards.eth</text:p>
        <text:p text:style-name="P23">richardsaghian.eth</text:p>
        <text:p text:style-name="P23">kidrichard.eth</text:p>
        <text:p text:style-name="P23">richardlindsay.eth</text:p>
        <text:p text:style-name="P23">rrrichard.eth</text:p>
        <text:p text:style-name="P23">babyrichard.eth</text:p>
        <text:p text:style-name="P23">dickrichard.eth</text:p>
        <text:p text:style-name="P23">richard🦁🫀.eth</text:p>
        <text:p text:style-name="P23">richardsoares.loopring.eth</text:p>
        <text:p text:style-name="P23">clubrichard.eth</text:p>
        <text:p text:style-name="P23">richardmutt.eth</text:p>
        <text:p text:style-name="P23">richardpaul.eth</text:p>
        <text:p text:style-name="P23">richardblue.eth</text:p>
        <text:p text:style-name="P23">richardlovelace.eth</text:p>
        <text:p text:style-name="P23">richardology.eth</text:p>
        <text:p text:style-name="P23">richardlewis.eth</text:p>
        <text:p text:style-name="P23">richardverse.eth</text:p>
        <text:p text:style-name="P23">richardlevin.eth</text:p>
        <text:p text:style-name="P23">richard0.eth</text:p>
        <text:p text:style-name="P23">richardnoun.eth</text:p>
        <text:p text:style-name="P23">longhardrichard.eth</text:p>
        <text:p text:style-name="P23">richardn.eth</text:p>
        <text:p text:style-name="P23">richard808.eth</text:p>
        <text:p text:style-name="P23">richardx.eth</text:p>
        <text:p text:style-name="P23">richardbtc.eth</text:p>
        <text:p text:style-name="P23">richarda.eth</text:p>
        <text:p text:style-name="P23">richardxhe.eth</text:p>
        <text:p text:style-name="P23">mrichards.eth</text:p>
        <text:p text:style-name="P23">richardinya.eth</text:p>
        <text:p text:style-name="P23">richardtaylor.eth</text:p>
        <text:p text:style-name="P23">richardhadlee.eth</text:p>
        <text:p text:style-name="P23">regular-richard.eth</text:p>
        <text:p text:style-name="P23">richardwallet.eth</text:p>
        <text:p text:style-name="P23">richard124.eth</text:p>
        <text:p text:style-name="P23">richardegrant.eth</text:p>
        <text:p text:style-name="P23">richard2.eth</text:p>
        <text:p text:style-name="P23">cliffrichard.eth</text:p>
        <text:p text:style-name="P23">richardwolf.eth</text:p>
        <text:p text:style-name="P23">richardkim.eth</text:p>
        <text:p text:style-name="P23">irichard.eth</text:p>
        <text:p text:style-name="P23">richardvagner.eth</text:p>
        <text:p text:style-name="P23">richard.brockbank.eth</text:p>
        <text:p text:style-name="P23">richard2022.eth</text:p>
        <text:p text:style-name="P23">richardrock.eth</text:p>
        <text:p text:style-name="P23">richard40.eth</text:p>
        <text:p text:style-name="P23">richardbspencer.eth</text:p>
        <text:p text:style-name="P23">richardsweat.eth</text:p>
        <text:p text:style-name="P23">richardmuirhead.argent.xyz</text:p>
        <text:p text:style-name="P23">pernod-richard.eth</text:p>
        <text:p text:style-name="P23">richardoostra.eth</text:p>
        <text:p text:style-name="P23">richardcrookes.eth</text:p>
        <text:p text:style-name="P23">richardrauser.eth</text:p>
        <text:p text:style-name="P23">1-richard.eth</text:p>
        <text:p text:style-name="P23">richardgere.eth</text:p>
        <text:p text:style-name="P23">richardanderson.eth</text:p>
        <text:p text:style-name="P23">richard.stateofus.eth</text:p>
        <text:p text:style-name="P23">richardtodosichuk.eth</text:p>
        <text:p text:style-name="P23">richardisgod.eth</text:p>
        <text:p text:style-name="P30">richarddawkins.eth</text:p>
        <text:p text:style-name="P23">richardpics.eth</text:p>
        <text:p text:style-name="P23">richardofeth.eth</text:p>
        <text:p text:style-name="P23">jaredrichardson.eth</text:p>
        <text:p text:style-name="P23">richardmiranda.eth</text:p>
        <text:p text:style-name="P23">blakerichardson.eth</text:p>
        <text:p text:style-name="P23">presidentrichardnixon.eth</text:p>
        <text:p text:style-name="P23">richardnguyen.eth</text:p>
        <text:p text:style-name="P23">richard56.eth</text:p>
        <text:p text:style-name="P23">richard.dcl.eth</text:p>
        <text:p text:style-name="P23">richard.auth.eth</text:p>
        <text:p text:style-name="P23">thesearenottherichardsyouarelookingfor.eth</text:p>
        <text:p text:style-name="P23">richardmnixon.eth</text:p>
        <text:p text:style-name="P23">ceorichard.eth</text:p>
        <text:p text:style-name="P23">richardcrypto.eth</text:p>
        <text:p text:style-name="P23">richardesque.eth</text:p>
        <text:p text:style-name="P23">richardpryor.dcl.eth</text:p>
        <text:p text:style-name="P23">richardsucks.eth</text:p>
        <text:p text:style-name="P23">richardnixon.eth</text:p>
        <text:p text:style-name="P23">richardassaf.eth</text:p>
        <text:p text:style-name="P23">richardfairbank.eth</text:p>
        <text:p text:style-name="P23">richardish.eth</text:p>
        <text:p text:style-name="P23">madisonrichards.eth</text:p>
        <text:p text:style-name="P23">richardmccrae.eth</text:p>
        <text:p text:style-name="P23">888richard.eth</text:p>
        <text:p text:style-name="P23">sirrichardbranson.eth</text:p>
        <text:p text:style-name="P23">richard3d7.eth</text:p>
        <text:p text:style-name="P23">trichardson.eth</text:p>
        <text:p text:style-name="P23">richard669.eth</text:p>
        <text:p text:style-name="P23">richard002.eth</text:p>
        <text:p text:style-name="P23">richard-millie.eth</text:p>
        <text:p text:style-name="P23">lionheartrichard.eth</text:p>
        <text:p text:style-name="P23">nftrichard.eth</text:p>
        <text:p text:style-name="P23">cuckoldrichard.eth</text:p>
        <text:p text:style-name="P23">richard111.eth</text:p>
        <text:p text:style-name="P23">me-richard.eth</text:p>
        <text:p text:style-name="P23">richard707.eth</text:p>
        <text:p text:style-name="P23">richardparayno.eth</text:p>
        <text:p text:style-name="P23">iamrichard.eth</text:p>
        <text:p text:style-name="P23">richard23.eth</text:p>
        <text:p text:style-name="P23">richard899.eth</text:p>
        <text:p text:style-name="P23">killrichard.eth</text:p>
        <text:p text:style-name="P25">richard34.eth</text:p>
        <text:p text:style-name="P25">richards.cadillacs.eth</text:p>
        <text:p text:style-name="P23">deniserichards.eth</text:p>
        <text:p text:style-name="P23">richard-official.eth</text:p>
        <text:p text:style-name="P23">richardgarfield.eth</text:p>
        <text:p text:style-name="P23">richard.<text:span text:style-name="T1">eth</text:span></text:p>
        <text:p text:style-name="P23">erectrichard.eth</text:p>
        <text:p text:style-name="P23">richardrichardrichard.eth</text:p>
        <text:p text:style-name="P23">richardandballs.eth</text:p>
        <text:p text:style-name="P23">theodorerichards.eth</text:p>
        <text:p text:style-name="P23">bestrichard.eth</text:p>
        <text:p text:style-name="P23">codyrichards.eth</text:p>
        <text:p text:style-name="P23">richardcoin.eth</text:p>
        <text:p text:style-name="P23">richardhouse.eth</text:p>
        <text:p text:style-name="P23">richard24.eth</text:p>
        <text:p text:style-name="P23">africanrichard.eth</text:p>
        <text:p text:style-name="P23">richardjr.eth</text:p>
        <text:p text:style-name="P23">test.richardmutt.eth</text:p>
        <text:p text:style-name="P23">richardalderson.eth</text:p>
        <text:p text:style-name="P23">merichard.eth</text:p>
        <text:p text:style-name="P23">richardbranson.eth</text:p>
        <text:p text:style-name="P23">0x👑richard.eth</text:p>
        <text:p text:style-name="P23">richard45.eth</text:p>
        <text:p text:style-name="P23">ohrichard.eth</text:p>
        <text:p text:style-name="P23">richardraizes.eth</text:p>
        <text:p text:style-name="P30">richard301.eth</text:p>
        <text:p text:style-name="P23">richard303.eth</text:p>
        <text:p text:style-name="P23">charichard.eth</text:p>
        <text:p text:style-name="P23">toprichard.eth</text:p>
        <text:p text:style-name="P23">run-richard-run.eth</text:p>
        <text:p text:style-name="P23">richard35.eth</text:p>
        <text:p text:style-name="P23">richard713.eth</text:p>
        <text:p text:style-name="P23">richardbonilla.eth</text:p>
        <text:p text:style-name="P23">richardliu.eth</text:p>
        <text:p text:style-name="P23">richardwhite.eth</text:p>
        <text:p text:style-name="P23">richard🍆.eth</text:p>
        <text:p text:style-name="P23">jsrichards.eth</text:p>
        <text:p text:style-name="P23">richardbengston.eth</text:p>
        <text:p text:style-name="P23">richardtom.eth</text:p>
        <text:p text:style-name="P23">richardispeace.eth</text:p>
        <text:p text:style-name="P23">1richard.eth</text:p>
        <text:p text:style-name="P23">richarding.eth</text:p>
        <text:p text:style-name="P23">richardmille.dcl.eth</text:p>
        <text:p text:style-name="P23">richardbirch.eth</text:p>
        <text:p text:style-name="P23">richardmfer.eth</text:p>
        <text:p text:style-name="P23">🏴‍☠richard.eth</text:p>
        <text:p text:style-name="P23">richard44.eth</text:p>
        <text:p text:style-name="P23">richard0x.eth</text:p>
        <text:p text:style-name="P23">richardmilledao.eth</text:p>
        <text:p text:style-name="P23">richardadada.eth</text:p>
        <text:p text:style-name="P23">richardhendricks.eth</text:p>
        <text:p text:style-name="P23">carlrichards.eth</text:p>
        <text:p text:style-name="P23">gigarichard.eth</text:p>
        <text:p text:style-name="P23">ajrichards.argent.xyz</text:p>
        <text:p text:style-name="P23">minirichard.eth</text:p>
        <text:p text:style-name="P23">richardlovescrypto.eth</text:p>
        <text:p text:style-name="P23">richardhubbard.eth</text:p>
        <text:p text:style-name="P23">richardmille®.eth</text:p>
        <text:p text:style-name="P23">richardsherman.eth</text:p>
        <text:p text:style-name="P23">richardjacobs.eth</text:p>
        <text:p text:style-name="P23">richard123.eth</text:p>
        <text:p text:style-name="P23">richard369.eth</text:p>
        <text:p text:style-name="P23">richardbruskoff.eth</text:p>
        <text:p text:style-name="P26">richardf.eth</text:p>
        <text:p text:style-name="P26">richardswallet.eth</text:p>
        <text:p text:style-name="P23">richardovic.eth</text:p>
        <text:p text:style-name="P23">richardrichardson.eth</text:p>
        <text:p text:style-name="P23">richard.eth</text:p>
        <text:p text:style-name="P23">richardthethird.eth</text:p>
        <text:p text:style-name="P23">vitalikrichardin.eth</text:p>
        <text:p text:style-name="P23">masterrichard.eth</text:p>
        <text:p text:style-name="P23">richardrekt.eth</text:p>
        <text:p text:style-name="P23">jrichard.eth</text:p>
        <text:p text:style-name="P23">richard50.eth</text:p>
        <text:p text:style-name="P23">richard109.eth</text:p>
        <text:p text:style-name="P23">remember-richard.eth</text:p>
        <text:p text:style-name="P23">big-richard.eth</text:p>
        <text:p text:style-name="P23">mobyrichard.eth</text:p>
        <text:p text:style-name="P23">richardcranium.eth</text:p>
        <text:p text:style-name="P23">londonrichards.eth</text:p>
        <text:p text:style-name="P23">richardiv.eth</text:p>
        <text:p text:style-name="P23">richardfeynman.dcl.eth</text:p>
        <text:p text:style-name="P23">richard-mille.eth</text:p>
        <text:p text:style-name="P23">richardporn.eth</text:p>
        <text:p text:style-name="P23">richardreserve.eth</text:p>
        <text:p text:style-name="P23">richardfraser.eth</text:p>
        <text:p text:style-name="P23">richardc.eth</text:p>
        <text:p text:style-name="P23">richard1.eth</text:p>
        <text:p text:style-name="P23">richardsday.eth</text:p>
        <text:p text:style-name="P23">king-richard.eth</text:p>
        <text:p text:style-name="P23">richardgoodwin.eth</text:p>
        <text:p text:style-name="P23">richard86.eth</text:p>
        <text:p text:style-name="P23">richard3000.eth</text:p>
        <text:p text:style-name="P30">richardburke.eth</text:p>
        <text:p text:style-name="P23">mcrichardface.eth</text:p>
        <text:p text:style-name="P23">arichard.eth</text:p>
        <text:p text:style-name="P23">fish-richardson.eth</text:p>
        <text:p text:style-name="P23">richardhole.eth</text:p>
        <text:p text:style-name="P23">richardandthesorcerersstone.eth</text:p>
        <text:p text:style-name="P23">richard-the-turd.eth</text:p>
        <text:p text:style-name="P23">victoriarichardson.eth</text:p>
        <text:p text:style-name="P23">richardthrasher.eth</text:p>
        <text:p text:style-name="P23">e-richard.eth</text:p>
        <text:p text:style-name="P23">lionelrichard.eth</text:p>
        <text:p text:style-name="P23">kimrichards.eth</text:p>
        <text:p text:style-name="P23">richardhennessy.eth</text:p>
        <text:p text:style-name="P23">drrichard.eth</text:p>
        <text:p text:style-name="P23">richardanthony.eth</text:p>
        <text:p text:style-name="P23">richardtown.eth</text:p>
        <text:p text:style-name="P23">karenrichard.eth</text:p>
        <text:p text:style-name="P23">ensrichard.eth</text:p>
        <text:p text:style-name="P23">richard112.eth</text:p>
        <text:p text:style-name="P23">skylarlrichards.eth</text:p>
        <text:p text:style-name="P23">richard-gere.eth</text:p>
        <text:p text:style-name="P23">richard.botley.eth</text:p>
        <text:p text:style-name="P23">richard858.eth</text:p>
        <text:p text:style-name="P23">richard444.eth</text:p>
        <text:p text:style-name="P23">therichrichard.eth</text:p>
        <text:p text:style-name="P23">richardpilnick.eth</text:p>
        <text:p text:style-name="P23">richardbeauregard.eth</text:p>
        <text:p text:style-name="P23">richardbirse.eth</text:p>
        <text:p text:style-name="P23">richard01.eth</text:p>
        <text:p text:style-name="P23">u-richard.eth</text:p>
        <text:p text:style-name="P23">richardkelly.eth</text:p>
        <text:p text:style-name="P23">richard32.eth</text:p>
        <text:p text:style-name="P23">drprichard.eth</text:p>
        <text:p text:style-name="P23">magicrichard.eth</text:p>
        <text:p text:style-name="P23">ohrichardimsohappyholdme.eth</text:p>
        <text:p text:style-name="P23">richardism.eth</text:p>
        <text:p text:style-name="P23">richardhearn.dcl.eth</text:p>
        <text:p text:style-name="P23">test.richard505.eth</text:p>
        <text:p text:style-name="P23">richardxu.eth</text:p>
        <text:p text:style-name="P23">richard-wallet.eth</text:p>
        <text:p text:style-name="P23">officialrichard.eth</text:p>
        <text:p text:style-name="P23">richardkang.eth</text:p>
        <text:p text:style-name="P23">richard411.eth</text:p>
        <text:p text:style-name="P23">richardking.eth</text:p>
        <text:p text:style-name="P23">richardmichaeljordan.eth</text:p>
        <text:p text:style-name="P23">richard.golfin.eth</text:p>
        <text:p text:style-name="P23">richardnie.eth</text:p>
        <text:p text:style-name="P23">richard2024.eth</text:p>
        <text:p text:style-name="P23">richard-club.eth</text:p>
        <text:p text:style-name="P23">richardmarken.eth</text:p>
        <text:p text:style-name="P23">richardcan.eth</text:p>
        <text:p text:style-name="P23">maryrichards.eth</text:p>
        <text:p text:style-name="P23">rocketrichard.eth</text:p>
        <text:p text:style-name="P23">richard82.eth</text:p>
        <text:p text:style-name="P23">richardy.eth</text:p>
        <text:p text:style-name="P23">originalrichard.eth</text:p>
        <text:p text:style-name="P23">richardlam.eth</text:p>
        <text:p text:style-name="P23">fishrichardson.eth</text:p>
        <text:p text:style-name="P23">richard222.eth</text:p>
        <text:p text:style-name="P23">the-real-richard.eth</text:p>
        <text:p text:style-name="P23">richard117.eth</text:p>
        <text:p text:style-name="P23">nathanielrichard.eth</text:p>
        <text:p text:style-name="P23">richardchan.eth</text:p>
        <text:p text:style-name="P23">richardfamily.eth</text:p>
        <text:p text:style-name="P23">richardcity.eth</text:p>
        <text:p text:style-name="P23">richard69.eth</text:p>
        <text:p text:style-name="P23">richardinabox.eth</text:p>
        <text:p text:style-name="P30">richard305.eth</text:p>
        <text:p text:style-name="P23">richard900.eth</text:p>
        <text:p text:style-name="P23">richarddao.eth</text:p>
        <text:p text:style-name="P23">richardheart.pumpamentals.eth</text:p>
        <text:p text:style-name="P23">terrellrichardson.eth</text:p>
        <text:p text:style-name="P23">richardmille-watches.eth</text:p>
        <text:p text:style-name="P23">richard13.eth</text:p>
        <text:p text:style-name="P23">boredrichard.eth</text:p>
        <text:p text:style-name="P23">richard760.eth</text:p>
        <text:p text:style-name="P23">richardthe🦁🫀.eth</text:p>
        <text:p text:style-name="P23">richardolowe.eth</text:p>
        <text:p text:style-name="P23">richard90.eth</text:p>
        <text:p text:style-name="P23">timrichardson.eth</text:p>
        <text:p text:style-name="P23">richardaldana.eth</text:p>
        <text:p text:style-name="P23">oldrichard.eth</text:p>
        <text:p text:style-name="P23">therichard.eth</text:p>
        <text:p text:style-name="P23">payrichard.eth</text:p>
        <text:p text:style-name="P23">richardkirkendall.eth</text:p>
        <text:p text:style-name="P23">richardholdings.eth</text:p>
        <text:p text:style-name="P23">richardcock.eth</text:p>
        <text:p text:style-name="P23">skinnyrichard.eth</text:p>
        <text:p text:style-name="P23">richardjones.eth</text:p>
        <text:p text:style-name="P23">richard650.eth</text:p>
        <text:p text:style-name="P23">richard631.eth</text:p>
        <text:p text:style-name="P23">rockhardrichard.eth</text:p>
        <text:p text:style-name="P23">richardbutkus.eth</text:p>
        <text:p text:style-name="P23">richard.authereum.eth</text:p>
        <text:p text:style-name="P23">richardingo.eth</text:p>
        <text:p text:style-name="P23">mikerichard.eth</text:p>
        <text:p text:style-name="P23">🇺🇸richard.eth</text:p>
        <text:p text:style-name="P23">richard37.eth</text:p>
        <text:p text:style-name="P23">richardcantillon.eth</text:p>
        <text:p text:style-name="P23">thanksrichard.eth</text:p>
        <text:p text:style-name="P23">whoisrichard.eth</text:p>
        <text:p text:style-name="P23">richardgreat.eth</text:p>
        <text:p text:style-name="P23">richardlionheart.eth</text:p>
        <text:p text:style-name="P23">richardville.eth</text:p>
        <text:p text:style-name="P23">boredrichardyachtclub.eth</text:p>
        <text:p text:style-name="P23">👑richard👑.eth</text:p>
        <text:p text:style-name="P23">richard206.eth</text:p>
        <text:p text:style-name="P23">drreedrichards.eth</text:p>
        <text:p text:style-name="P23">richard95.eth</text:p>
        <text:p text:style-name="P23">inviterichardheartonbankless.eth</text:p>
        <text:p text:style-name="P23">richard269.eth</text:p>
        <text:p text:style-name="P23">richardyoo.eth</text:p>
        <text:p text:style-name="P23">richard313.eth</text:p>
        <text:p text:style-name="P23">richardians.eth</text:p>
        <text:p text:style-name="P23">richard48.eth</text:p>
        <text:p text:style-name="P23">richard789.eth</text:p>
        <text:p text:style-name="P23">123richard.eth</text:p>
        <text:p text:style-name="P23">richardjay.eth</text:p>
        <text:p text:style-name="P23">moonrichard.eth</text:p>
        <text:p text:style-name="P23">richardcraib.auth.eth</text:p>
        <text:p text:style-name="P23">mynameisrichard.eth</text:p>
        <text:p text:style-name="P23">onlyrichard.eth</text:p>
        <text:p text:style-name="P23">richardfeynman.eth</text:p>
        <text:p text:style-name="P23">richard949.eth</text:p>
        <text:p text:style-name="P23">richard503.eth</text:p>
        <text:p text:style-name="P23">richardignacio.eth</text:p>
        <text:p text:style-name="P23">richard666.eth</text:p>
        <text:p text:style-name="P23">richardashcroft.eth</text:p>
        <text:p text:style-name="P23">richardsdad.eth</text:p>
        <text:p text:style-name="P23">richardhenne.eth</text:p>
        <text:p text:style-name="P23">wearerichard.eth</text:p>
        <text:p text:style-name="P23">richard59.eth</text:p>
        <text:p text:style-name="P23">richard006.eth</text:p>
        <text:p text:style-name="P23">justrichard.eth</text:p>
        <text:p text:style-name="P30">richardfoo.eth</text:p>
        <text:p text:style-name="P23">letsgetricharded.eth</text:p>
        <text:p text:style-name="P23">eserichard.eth</text:p>
        <text:p text:style-name="P23">richardheartwin.eth</text:p>
        <text:p text:style-name="P23">doctorrichard.eth</text:p>
        <text:p text:style-name="P23">richardspencer.eth</text:p>
        <text:p text:style-name="P23">richardcraib.eth</text:p>
        <text:p text:style-name="P23">richardwhatshappening.eth</text:p>
        <text:p text:style-name="P23">metarichard.eth</text:p>
        <text:p text:style-name="P23">richardweb3.eth</text:p>
        <text:p text:style-name="P23">richard213.eth</text:p>
        <text:p text:style-name="P23">richard260.eth</text:p>
        <text:p text:style-name="P23">richardfernandes.eth</text:p>
        <text:p text:style-name="P23">cryptorichard.eth</text:p>
        <text:p text:style-name="P23">richardatkins.eth</text:p>
        <text:p text:style-name="P23">anonrichard.eth</text:p>
        <text:p text:style-name="P23">richard512.eth</text:p>
        <text:p text:style-name="P23">richardbeard.eth</text:p>
        <text:p text:style-name="P23">richardliu.thisisme.eth</text:p>
        <text:p text:style-name="P23">wtfrichard.eth</text:p>
        <text:p text:style-name="P23">richardd.eth</text:p>
        <text:p text:style-name="P23">therichardsons.eth</text:p>
        <text:p text:style-name="P23">everybodylovesrichard.eth</text:p>
        <text:p text:style-name="P23">richardsu.eth</text:p>
        <text:p text:style-name="P23">richardskelhorn.eth</text:p>
        <text:p text:style-name="P23">richard89.eth</text:p>
        <text:p text:style-name="P23">richardmusk.eth</text:p>
        <text:p text:style-name="P23">richard58.eth</text:p>
        <text:p text:style-name="P23">richard1000.eth</text:p>
        <text:p text:style-name="P23">richard562.eth</text:p>
        <text:p text:style-name="P23">richardo.eth</text:p>
        <text:p text:style-name="P23">richard101.eth</text:p>
        <text:p text:style-name="P23">anitarichard.eth</text:p>
        <text:p text:style-name="P23">richard737.eth</text:p>
        <text:p text:style-name="P23">richardwright.eth</text:p>
        <text:p text:style-name="P23">simplyrichard.eth</text:p>
        <text:p text:style-name="P23">richardchoi.eth</text:p>
        <text:p text:style-name="P23">richardq.eth</text:p>
        <text:p text:style-name="P23">richardchildressracing.eth</text:p>
        <text:p text:style-name="P23">richardsun.eth</text:p>
        <text:p text:style-name="P23">richard114.eth</text:p>
        <text:p text:style-name="P23">richardoo.eth</text:p>
        <text:p text:style-name="P23">richard17.eth</text:p>
        <text:p text:style-name="P23">hellorichard.eth</text:p>
        <text:p text:style-name="P23">richard.loopring.eth</text:p>
        <text:p text:style-name="P23">richardsjewelry.eth</text:p>
        <text:p text:style-name="P23">richard404.eth</text:p>
        <text:p text:style-name="P23">richard14.eth</text:p>
        <text:p text:style-name="P23">richardbaxter.eth</text:p>
        <text:p text:style-name="P23">richardonmymind.eth</text:p>
        <text:p text:style-name="P23">jeffrichards.eth</text:p>
        <text:p text:style-name="P23">suckerichard.eth</text:p>
        <text:p text:style-name="P23">richardswole.eth</text:p>
        <text:p text:style-name="P23">richardiskevin.eth</text:p>
        <text:p text:style-name="P23">imrichard.eth</text:p>
        <text:p text:style-name="P23">richardistan.eth</text:p>
        <text:p text:style-name="P23">skel.richardskelhorn.eth</text:p>
        <text:p text:style-name="P23">richardyuze.eth</text:p>
        <text:p text:style-name="P23">chubbyrichard.eth</text:p>
        <text:p text:style-name="P23">richardhammond.eth</text:p>
        <text:p text:style-name="P23">🔥richard.eth</text:p>
        <text:p text:style-name="P23">paparichard.eth</text:p>
        <text:p text:style-name="P23">notrichard.eth</text:p>
        <text:p text:style-name="P23">richarditait.eth</text:p>
        <text:p text:style-name="P23">richard911.eth</text:p>
        <text:p text:style-name="P23">richard04.eth</text:p>
        <text:p text:style-name="P23">richardmoon.eth</text:p>
        <text:p text:style-name="P23">richard069.eth</text:p>
        <text:p text:style-name="P30">richard60.eth</text:p>
        <text:p text:style-name="P23">kellyrichardson.eth</text:p>
        <text:p text:style-name="P23">richardhung.eth</text:p>
        <text:p text:style-name="P23">richard97.eth</text:p>
        <text:p text:style-name="P23">richardw.argent.xyz</text:p>
        <text:p text:style-name="P23">richardmeme.eth</text:p>
        <text:p text:style-name="P23">richardsex.eth</text:p>
        <text:p text:style-name="P23">richardian.eth</text:p>
        <text:p text:style-name="P23">letsgorichard.eth</text:p>
        <text:p text:style-name="P23">richard9999.eth</text:p>
        <text:p text:style-name="P23">richard1st.eth</text:p>
        <text:p text:style-name="P23">richardcaring.eth</text:p>
        <text:p text:style-name="P23">terryrichardson.eth</text:p>
        <text:p text:style-name="P23">majorrichard.eth</text:p>
        <text:p text:style-name="P23">lordrichard.eth</text:p>
        <text:p text:style-name="P23">richardbillyham.eth</text:p>
        <text:p text:style-name="P23">persianrichard.eth</text:p>
        <text:p text:style-name="P23">tallrichard.eth</text:p>
        <text:p text:style-name="P23">fuckrichard.eth</text:p>
        <text:p text:style-name="P23">richardzhi.eth</text:p>
        <text:p text:style-name="P23">littlerichard.eth</text:p>
        <text:p text:style-name="P23">richardr.eth</text:p>
        <text:p text:style-name="P23">bigdickrichard.eth</text:p>
        <text:p text:style-name="P23">richardsummer.eth</text:p>
        <text:p text:style-name="P23">richard93.eth</text:p>
        <text:p text:style-name="P23">richardtm.eth</text:p>
        <text:p text:style-name="P23">richardmillie.eth</text:p>
        <text:p text:style-name="P23">bestrichardever.eth</text:p>
        <text:p text:style-name="P23">richard151.eth</text:p>
        <text:p text:style-name="P23">richardese.eth</text:p>
        <text:p text:style-name="P23">richardb.argent.xyz</text:p>
        <text:p text:style-name="P23">richard1111.eth</text:p>
        <text:p text:style-name="P23">richardsocher.eth</text:p>
        <text:p text:style-name="P23">richardsucker.eth</text:p>
        <text:p text:style-name="P23">richard247.eth</text:p>
        <text:p text:style-name="P23">richard007.eth</text:p>
        <text:p text:style-name="P23">smartrichard.eth</text:p>
        <text:p text:style-name="P23">richard85.eth</text:p>
        <text:p text:style-name="P23">richardrahcir.eth</text:p>
        <text:p text:style-name="P23">gregrichardson.eth</text:p>
        <text:p text:style-name="P23">billrichards.eth</text:p>
        <text:p text:style-name="P23">richardkimble.eth</text:p>
        <text:p text:style-name="P23">richardbro.eth</text:p>
        <text:p text:style-name="P23">richardbirds.eth</text:p>
        <text:p text:style-name="P23">richardmother.eth</text:p>
        <text:p text:style-name="P23">bagofrichards.eth</text:p>
        <text:p text:style-name="P23">richard.safewallet.xyz</text:p>
        <text:p text:style-name="P23">mikerichardson.eth</text:p>
        <text:p text:style-name="P23">asianrichard.eth</text:p>
        <text:p text:style-name="P23">philrichards.eth</text:p>
        <text:p text:style-name="P23">richardng.eth</text:p>
        <text:p text:style-name="P23">richardwashere.eth</text:p>
        <text:p text:style-name="P23">richardforpres.eth</text:p>
        <text:p text:style-name="P23">alpharichard.eth</text:p>
        <text:p text:style-name="P23">richardkastelein.eth</text:p>
        <text:p text:style-name="P23">richard52.eth</text:p>
        <text:p text:style-name="P23">richardmoore.eth</text:p>
        <text:p text:style-name="P23">richardmilleofficial.eth</text:p>
        <text:p text:style-name="P23">richardbui.eth</text:p>
        <text:p text:style-name="P23">richarddoteth.eth</text:p>
        <text:p text:style-name="P23">richardblack.eth</text:p>
        <text:p text:style-name="P23">richardsonexcavating.eth</text:p>
        <text:p text:style-name="P23">richardm.eth</text:p>
        <text:p text:style-name="P23">richardstroker.eth</text:p>
        <text:p text:style-name="P23">daddyrichard.eth</text:p>
        <text:p text:style-name="P23">cherryrichardson.eth</text:p>
        <text:p text:style-name="P23">jeanrichard.eth</text:p>
        <text:p text:style-name="P23">myrichard.eth</text:p>
        <text:p text:style-name="P30">trickyrichard.eth</text:p>
        <text:p text:style-name="P23">richard212.eth</text:p>
        <text:p text:style-name="P23">richardw.eth</text:p>
        <text:p text:style-name="P23">richardphd.eth</text:p>
        <text:p text:style-name="P23">nathanielrichards.eth</text:p>
        <text:p text:style-name="P23">richard83.eth</text:p>
        <text:p text:style-name="P23">harryrichard.eth</text:p>
        <text:p text:style-name="P23">richardooing.eth</text:p>
        <text:p text:style-name="P23">misterrichard.eth</text:p>
        <text:p text:style-name="P23">richardlean.eth</text:p>
        <text:p text:style-name="P23">colerichards.eth</text:p>
        <text:p text:style-name="P23">richardheart.eth</text:p>
        <text:p text:style-name="P23">richardfi.eth</text:p>
        <text:p text:style-name="P23">famousrichard.eth</text:p>
        <text:p text:style-name="P23">poorrichardsalmanack.eth</text:p>
        <text:p text:style-name="P23">suckerrichard.eth</text:p>
        <text:p text:style-name="P23">pricerichardson.eth</text:p>
        <text:p text:style-name="P23">richardquesto.eth</text:p>
        <text:p text:style-name="P23">piraterichard.eth</text:p>
        <text:p text:style-name="P23">richardisacunt.eth</text:p>
        <text:p text:style-name="P23">localrichard.eth</text:p>
        <text:p text:style-name="P23">hyperrichard.eth</text:p>
        <text:p text:style-name="P23">whatarichard.eth</text:p>
        <text:p text:style-name="P23">richard96.eth</text:p>
        <text:p text:style-name="P23">xrichard.eth</text:p>
        <text:p text:style-name="P23">aderichards.eth</text:p>
        <text:p text:style-name="P23">thebestrichardever.eth</text:p>
        <text:p text:style-name="P23">richardchang.eth</text:p>
        <text:p text:style-name="P23">mutantrichard.eth</text:p>
        <text:p text:style-name="P23">richardhobbs.eth</text:p>
        <text:p text:style-name="P23">toddrichards.eth</text:p>
        <text:p text:style-name="P23">richardolsen.eth</text:p>
        <text:p text:style-name="P23">nicerichard.eth</text:p>
        <text:p text:style-name="P23">roxyrichardson.eth</text:p>
        <text:p text:style-name="P23">brokerichard.eth</text:p>
        <text:p text:style-name="P23">richard116.eth</text:p>
        <text:p text:style-name="P23">joshrichards.eth</text:p>
        <text:p text:style-name="P23">dick-richard.eth</text:p>
        <text:p text:style-name="P23">richardramos.eth</text:p>
        <text:p text:style-name="P23">harryrichardson.eth</text:p>
        <text:p text:style-name="P23">viprichard.eth</text:p>
        <text:p text:style-name="P23">richardli.eth</text:p>
        <text:p text:style-name="P23">richardpetty.eth</text:p>
        <text:p text:style-name="P23">richard22.eth</text:p>
        <text:p text:style-name="P23">richard106.eth</text:p>
        <text:p text:style-name="P23">richardsatoshi.eth</text:p>
        <text:p text:style-name="P23">semirichard.eth</text:p>
        <text:p text:style-name="P23">richard008.eth</text:p>
        <text:p text:style-name="P23">tworichards.eth</text:p>
        <text:p text:style-name="P23">richardus.eth</text:p>
        <text:p text:style-name="P23">bluechiprichard.eth</text:p>
        <text:p text:style-name="P23">richard63.eth</text:p>
        <text:p text:style-name="P23">richard29.eth</text:p>
        <text:p text:style-name="P23">richardbeer.eth</text:p>
        <text:p text:style-name="P23">darthrichard.eth</text:p>
        <text:p text:style-name="P23">richard77.eth</text:p>
        <text:p text:style-name="P23">toririchard.eth</text:p>
        <text:p text:style-name="P23">roborichard.eth</text:p>
        <text:p text:style-name="P23">dashiellrichard.eth</text:p>
        <text:p text:style-name="P23">samrichards.etherbase.eth</text:p>
        <text:p text:style-name="P23">richard108.eth</text:p>
        <text:p text:style-name="P23">richardheart.dcl.eth</text:p>
        <text:p text:style-name="P23">presidentrichard.eth</text:p>
        <text:p text:style-name="P23">richard33.eth</text:p>
        <text:p text:style-name="P23">richardyong.eth</text:p>
        <text:p text:style-name="P23">midrichard.eth</text:p>
        <text:p text:style-name="P23">westleyrichards.eth</text:p>
        <text:p text:style-name="P23">brichard.eth</text:p>
        <text:p text:style-name="P30">richard6.eth</text:p>
        <text:p text:style-name="P23">imnotrichard.eth</text:p>
        <text:p text:style-name="P23">richardmille.eth</text:p>
        <text:p text:style-name="P23">richardkettleborough.eth</text:p>
        <text:p text:style-name="P23">richardurex.eth</text:p>
        <text:p text:style-name="P23">vivrichards.eth</text:p>
        <text:p text:style-name="P23">richardbrautigan.eth</text:p>
        <text:p text:style-name="P23">unclerichard.eth</text:p>
        <text:p text:style-name="P23">hornyrichard.eth</text:p>
        <text:p text:style-name="P23">richard317.eth</text:p>
        <text:p text:style-name="P23">richard314.eth</text:p>
        <text:p text:style-name="P23">richardii.eth</text:p>
        <text:p text:style-name="P23">richardthefirst.eth</text:p>
        <text:p text:style-name="P23">dalerichardson.eth</text:p>
        <text:p text:style-name="P23">richard000.eth</text:p>
        <text:p text:style-name="P23">rerichard.eth</text:p>
        <text:p text:style-name="P23">richard700.eth</text:p>
        <text:p text:style-name="P23">richard-richard.eth</text:p>
        <text:p text:style-name="P23">richard711.eth</text:p>
        <text:p text:style-name="P23">richardnft.eth</text:p>
        <text:p text:style-name="P23">richard88.eth</text:p>
        <text:p text:style-name="P23">richarddavies.eth</text:p>
        <text:p text:style-name="P23">richardz.eth</text:p>
        <text:p text:style-name="P23">richardthegreat.eth</text:p>
        <text:p text:style-name="P23">earlyrichard.eth</text:p>
        <text:p text:style-name="P23">raunchyrichard.eth</text:p>
        <text:p text:style-name="P23">richard49.eth</text:p>
        <text:p text:style-name="P23">richardsondackam.eth</text:p>
        <text:p text:style-name="P23">richard©.eth</text:p>
        <text:p text:style-name="P23">richardist.eth</text:p>
        <text:p text:style-name="P23">richarder.eth</text:p>
        <text:p text:style-name="P23">richardrobson.eth</text:p>
        <text:p text:style-name="P23">richardi.eth</text:p>
        <text:p text:style-name="P23">richard69420.eth</text:p>
        <text:p text:style-name="P23">richard103.eth</text:p>
        <text:p text:style-name="P23">richardmemes.eth</text:p>
        <text:p text:style-name="P23">richardsauce.eth</text:p>
        <text:p text:style-name="P23">richardblankenship.eth</text:p>
        <text:p text:style-name="P23">richard270.eth</text:p>
        <text:p text:style-name="P23">richard121.eth</text:p>
        <text:p text:style-name="P23">richard469.eth</text:p>
        <text:p text:style-name="P23">richardwilliams.eth</text:p>
        <text:p text:style-name="P23">richardiam.eth</text:p>
        <text:p text:style-name="P23">ruggedrichard.eth</text:p>
        <text:p text:style-name="P23">newrichard.eth</text:p>
        <text:p text:style-name="P23">richardmiles.eth</text:p>
        <text:p text:style-name="P23">pepe-richard.eth</text:p>
        <text:p text:style-name="P23">richard41.eth</text:p>
        <text:p text:style-name="P23">tylerjrichards.eth</text:p>
        <text:p text:style-name="P23">richardbrothers.eth</text:p>
        <text:p text:style-name="P23">stephenrichardson.eth</text:p>
        <text:p text:style-name="P23">richard61.eth</text:p>
        <text:p text:style-name="P23">richard21.eth</text:p>
        <text:p text:style-name="P23">freerichard.eth</text:p>
        <text:p text:style-name="P23">keithrichards.dcl.eth</text:p>
        <text:p text:style-name="P23">blockrichard.eth</text:p>
        <text:p text:style-name="P23">richardjoke.eth</text:p>
        <text:p text:style-name="P23">richardfather.eth</text:p>
        <text:p text:style-name="P23">buymorerichard.eth</text:p>
        <text:p text:style-name="P23">richardrupp.eth</text:p>
        <text:p text:style-name="P23">richardsanchez.dcl.eth</text:p>
        <text:p text:style-name="P23">limprichard.eth</text:p>
        <text:p text:style-name="P23">richardvault.eth</text:p>
        <text:p text:style-name="P23">richardinho.eth</text:p>
        <text:p text:style-name="P23">richardest.eth</text:p>
        <text:p text:style-name="P23">richardbay.eth</text:p>
        <text:p text:style-name="P23">richard619.eth</text:p>
        <text:p text:style-name="P23">richardthe1st.eth</text:p>
        <text:p text:style-name="P30">drewrichards.eth</text:p>
        <text:p text:style-name="P23">richardpill.eth</text:p>
        <text:p text:style-name="P23">richardpenner.eth</text:p>
        <text:p text:style-name="P23">richard009.eth</text:p>
        <text:p text:style-name="P23">shanerichardson.eth</text:p>
        <text:p text:style-name="P23">richard6969.eth</text:p>
        <text:p text:style-name="P23">richard57.eth</text:p>
        <text:p text:style-name="P23">richardmadden.eth</text:p>
        <text:p text:style-name="P23">richard310.eth</text:p>
        <text:p text:style-name="P23">okayrichard.eth</text:p>
        <text:p text:style-name="P23">richardson.eth</text:p>
        <text:p text:style-name="P23">gnarichard.eth</text:p>
        <text:p text:style-name="P23">richard4k.eth</text:p>
        <text:p text:style-name="P23">richard004.eth</text:p>
        <text:p text:style-name="P23">richardia.eth</text:p>
        <text:p text:style-name="P23">richard332.eth</text:p>
        <text:p text:style-name="P23">crazyrichard.eth</text:p>
        <text:p text:style-name="P23">mattrichards.eth</text:p>
        <text:p text:style-name="P23">richardjackson.eth</text:p>
        <text:p text:style-name="P23">richardlong.eth</text:p>
        <text:p text:style-name="P23">richardroberts.eth</text:p>
        <text:p text:style-name="P23">harrisonrichard.eth</text:p>
        <text:p text:style-name="P23">lerichard.eth</text:p>
        <text:p text:style-name="P23">richarddrahcir.eth</text:p>
        <text:p text:style-name="P23">richardmercado.eth</text:p>
        <text:p text:style-name="P23">richardkolecani.eth</text:p>
        <text:p text:style-name="P23">superrichard.eth</text:p>
        <text:p text:style-name="P23">richardcore.eth</text:p>
        <text:p text:style-name="P23">richardgrenell.eth</text:p>
        <text:p text:style-name="P23">grandparichard.eth</text:p>
        <text:p text:style-name="P23">bryanjonesrichardson.eth</text:p>
        <text:p text:style-name="P23">richardmarx.eth</text:p>
        <text:p text:style-name="P23">richardheartbankless.eth</text:p>
        <text:p text:style-name="P23">richardmaxi.eth</text:p>
        <text:p text:style-name="P23">🍆richard.eth</text:p>
        <text:p text:style-name="P23">richard118.eth</text:p>
        <text:p text:style-name="P23">richard09.eth</text:p>
        <text:p text:style-name="P23">letsfuckingrichard.eth</text:p>
        <text:p text:style-name="P23">whyrichard.eth</text:p>
        <text:p text:style-name="P23">jordanrichards.eth</text:p>
        <text:p text:style-name="P23">richardmuirhead.eth</text:p>
        <text:p text:style-name="P23">saltyrichard.eth</text:p>
        <text:p text:style-name="P23">richardwang.eth</text:p>
        <text:p text:style-name="P23">jackrichards.eth</text:p>
        <text:p text:style-name="P23">cryptorichard.pillar.eth</text:p>
        <text:p text:style-name="P23">richard.norcal.eth</text:p>
        <text:p text:style-name="P23">richardhatch.eth</text:p>
        <text:p text:style-name="P23">richardlees.eth</text:p>
        <text:p text:style-name="P23">restorichard.eth</text:p>
        <text:p text:style-name="P23">whiskeyrichard.eth</text:p>
        <text:p text:style-name="P23">richard3rd.eth</text:p>
        <text:p text:style-name="P23">churchofrichard.eth</text:p>
        <text:p text:style-name="P23">richardxlin.gitcoin.eth</text:p>
        <text:p text:style-name="P23">richardloeser.eth</text:p>
        <text:p text:style-name="P23">richardthelionheart.eth</text:p>
        <text:p text:style-name="P23">richard365.eth</text:p>
        <text:p text:style-name="P23">richardise.eth</text:p>
        <text:p text:style-name="P23">richardkarnnft.eth</text:p>
        <text:p text:style-name="P23">richard81.eth</text:p>
        <text:p text:style-name="P23">richardhaggarty.eth</text:p>
        <text:p text:style-name="P23">richardsonlending.eth</text:p>
        <text:p text:style-name="P23">dr-richard.eth</text:p>
        <text:p text:style-name="P23">richardjunior.eth</text:p>
        <text:p text:style-name="P23">richardflint.eth</text:p>
        <text:p text:style-name="P23">richardwho.eth</text:p>
        <text:p text:style-name="P23">r.richardmutt.eth</text:p>
        <text:p text:style-name="P23">longrichard.eth</text:p>
        <text:p text:style-name="P23">og-richard.eth</text:p>
        <text:p text:style-name="P30">richardkain.eth</text:p>
        <text:p text:style-name="P23">richardxl.eth</text:p>
        <text:p text:style-name="P23">worldofrichard.eth</text:p>
        <text:p text:style-name="P23">bryanrichardson.eth</text:p>
        <text:p text:style-name="P23">bigrichard.eth</text:p>
        <text:p text:style-name="P23">youngrichard.eth</text:p>
        <text:p text:style-name="P23">pcrichard.eth</text:p>
        <text:p text:style-name="P23">richard005.eth</text:p>
        <text:p text:style-name="P23">richardthames.eth</text:p>
        <text:p text:style-name="P23">richardwad.eth</text:p>
        <text:p text:style-name="P23">sharearichard.eth</text:p>
        <text:p text:style-name="P23">richardhughes.eth</text:p>
        <text:p text:style-name="P23">kingrichard.eth</text:p>
        <text:p text:style-name="P23">richard507.eth</text:p>
        <text:p text:style-name="P23">gayrichard.eth</text:p>
        <text:p text:style-name="P23">richardblumenthal.eth</text:p>
        <text:p text:style-name="P23">hugerichard.eth</text:p>
        <text:p text:style-name="P23">richard43.eth</text:p>
        <text:p text:style-name="P23">richard46.eth</text:p>
        <text:p text:style-name="P23">richardt.eth</text:p>
        <text:p text:style-name="P23">krichard.argent.xyz</text:p>
        <text:p text:style-name="P23">richard94.eth</text:p>
        <text:p text:style-name="P23">richardheartpls.eth</text:p>
        <text:p text:style-name="P23">iamtherichard.eth</text:p>
        <text:p text:style-name="P23">richardat.eth</text:p>
        <text:p text:style-name="P23">byrichard.eth</text:p>
        <text:p text:style-name="P23">richardhagen.eth</text:p>
        <text:p text:style-name="P23">richardcorman.eth</text:p>
        <text:p text:style-name="P23">jakerichardson.eth</text:p>
        <text:p text:style-name="P23">richardgatz.eth</text:p>
        <text:p text:style-name="P23">djrichard.eth</text:p>
        <text:p text:style-name="P23">mcrichard.eth</text:p>
        <text:p text:style-name="P23">richardlarocque.eth</text:p>
        <text:p text:style-name="P23">adrianrichardson.eth</text:p>
        <text:p text:style-name="P23">richard408.eth</text:p>
        <text:p text:style-name="P23">shadyrichard.eth</text:p>
        <text:p text:style-name="P23">jrichards.eth</text:p>
        <text:p text:style-name="P23">rrichard.eth</text:p>
        <text:p text:style-name="P23">richardnehring.eth</text:p>
        <text:p text:style-name="P23">richard702.eth</text:p>
        <text:p text:style-name="P23">poorrichardclub.eth</text:p>
        <text:p text:style-name="P23">richard987.eth</text:p>
        <text:p text:style-name="P23">richardgreen.eth</text:p>
        <text:p text:style-name="P23">richard-branson.eth</text:p>
        <text:p text:style-name="P23">richardmillewatches.eth</text:p>
        <text:p text:style-name="P23">vote4richard.eth</text:p>
        <text:p text:style-name="P23">richardtip.eth</text:p>
        <text:p text:style-name="P23">richard831.eth</text:p>
        <text:p text:style-name="P23">stiffrichard.eth</text:p>
        <text:p text:style-name="P23">richardofficial.eth</text:p>
        <text:p text:style-name="P23">richardmiller.eth</text:p>
        <text:p text:style-name="P23">thisisrichard.eth</text:p>
        <text:p text:style-name="P23">richard-1.eth</text:p>
        <text:p text:style-name="P23">richard4.eth</text:p>
        <text:p text:style-name="P23">richards.eth</text:p>
        <text:p text:style-name="P23">richard714.eth</text:p>
        <text:p text:style-name="P23">richardzoolander.eth</text:p>
        <text:p text:style-name="P23">richard18.eth</text:p>
        <text:p text:style-name="P23">420richard.eth</text:p>
        <text:p text:style-name="P23">richarddeberry.eth</text:p>
        <text:p text:style-name="P23">richard39.eth</text:p>
        <text:p text:style-name="P23">richard98.eth</text:p>
        <text:p text:style-name="P23">richardkerr.eth</text:p>
        <text:p text:style-name="P23">richardlease.eth</text:p>
        <text:p text:style-name="P23">msrichard.eth</text:p>
        <text:p text:style-name="P23">richrichards.eth</text:p>
        <text:p text:style-name="P23">punk-richard.eth</text:p>
        <text:p text:style-name="P23">deadrichard.eth</text:p>
        <text:p text:style-name="P30">properrichard.eth</text:p>
        <text:p text:style-name="P23">richards.argent.xyz</text:p>
        <text:p text:style-name="P23">richardting.eth</text:p>
        <text:p text:style-name="P23">richardjagger.eth</text:p>
        <text:p text:style-name="P23">richard38.eth</text:p>
        <text:p text:style-name="P23">realrichard.eth</text:p>
        <text:p text:style-name="P23">theonlyrichard.eth</text:p>
        <text:p text:style-name="P23">richard.slide.eth</text:p>
        <text:p text:style-name="P23">richard105.eth</text:p>
        <text:p text:style-name="P23">richardwu.eth</text:p>
        <text:p text:style-name="P23">richard122.eth</text:p>
        <text:p text:style-name="P23">whosrichard.eth</text:p>
        <text:p text:style-name="P23">stankyrichard.eth</text:p>
        <text:p text:style-name="P23">blackrichard.eth</text:p>
        <text:p text:style-name="P23">richard64.eth</text:p>
        <text:p text:style-name="P23">richard74.eth</text:p>
        <text:p text:style-name="P23">richard5.eth</text:p>
        <text:p text:style-name="P23">richard73.eth</text:p>
        <text:p text:style-name="P23">richardschwartz.eth</text:p>
        <text:p text:style-name="P23">richard07.eth</text:p>
        <text:p text:style-name="P23">richardmdown.eth</text:p>
        <text:p text:style-name="P23">richard115.eth</text:p>
        <text:p text:style-name="P23">morphyrichards.eth</text:p>
        <text:p text:style-name="P23">heyrichard.eth</text:p>
        <text:p text:style-name="P23">2girls1richard.eth</text:p>
        <text:p text:style-name="P23">itsrichardswallet.eth</text:p>
        <text:p text:style-name="P23">richardtease.eth</text:p>
        <text:p text:style-name="P23">richardbrener.eth</text:p>
        <text:p text:style-name="P23">richardbutt.eth</text:p>
        <text:p text:style-name="P23">richardsandoval.eth</text:p>
        <text:p text:style-name="P23">richard.etherbase.eth</text:p>
        <text:p text:style-name="P23">web3richard.eth</text:p>
        <text:p text:style-name="P23">richardqiangdongliu.eth</text:p>
        <text:p text:style-name="P23">richardhublot.eth</text:p>
        <text:p text:style-name="P23">richard541.eth</text:p>
        <text:p text:style-name="P23">richard119.eth</text:p>
        <text:p text:style-name="P23">richierichardson.eth</text:p>
        <text:p text:style-name="P23">richard92.eth</text:p>
        <text:p text:style-name="P23">aperichard.eth</text:p>
        <text:p text:style-name="P23">darenrichardson.eth</text:p>
        <text:p text:style-name="P23">richardk.eth</text:p>
        <text:p text:style-name="P23">richardburton.eth</text:p>
        <text:p text:style-name="P23">richardr.stateofus.eth</text:p>
        <text:p text:style-name="P23">richardtao.eth</text:p>
        <text:p text:style-name="P23">richard969.eth</text:p>
        <text:p text:style-name="P23">richardfunston.eth</text:p>
        <text:p text:style-name="P23">richardherbert.eth</text:p>
        <text:p text:style-name="P23">drrichards.eth</text:p>
        <text:p text:style-name="P23">docrichard.eth</text:p>
        <text:p text:style-name="P23">richarddavis.eth</text:p>
        <text:p text:style-name="P23">richardjohnson.eth</text:p>
        <text:p text:style-name="P23">prichards.argent.xyz</text:p>
        <text:p text:style-name="P23">i❤richard.eth</text:p>
        <text:p text:style-name="P23">richardl.eth</text:p>
        <text:p text:style-name="P23">deeprichard.eth</text:p>
        <text:p text:style-name="P23">richardv.eth</text:p>
        <text:p text:style-name="P23">swinginrichard.eth</text:p>
        <text:p text:style-name="P23">richardbollinger.eth</text:p>
        <text:p text:style-name="P23">therealrichard.eth</text:p>
        <text:p text:style-name="P23">colrichard.eth</text:p>
        <text:p text:style-name="P23">richard84.eth</text:p>
        <text:p text:style-name="P23">richardens.eth</text:p>
        <text:p text:style-name="P23">richard415.eth</text:p>
        <text:p text:style-name="P23">richard.wantsome.eth</text:p>
        <text:p text:style-name="P23">richardhead.eth</text:p>
        <text:p text:style-name="P23">sansrichard.eth</text:p>
        <text:p text:style-name="P23">captrichard.eth</text:p>
        <text:p text:style-name="P23">richard100.eth</text:p>
        <text:p text:style-name="P30">richardlord.eth</text:p>
        <text:p text:style-name="P23">richardboomin.eth</text:p>
        <text:p text:style-name="P23">👑richard.eth</text:p>
        <text:p text:style-name="P23">captainrichard.eth</text:p>
        <text:p text:style-name="P23">runningrichard.eth</text:p>
        <text:p text:style-name="P23">richard30.eth</text:p>
        <text:p text:style-name="P23">richardpark.eth</text:p>
        <text:p text:style-name="P23">richardizard.eth</text:p>
        <text:p text:style-name="P23">richardshoeman.eth</text:p>
        <text:p text:style-name="P23">suckmyrichard.eth</text:p>
        <text:p text:style-name="P23">buddyrichard.eth</text:p>
        <text:p text:style-name="P23">richardsdick.eth</text:p>
        <text:p text:style-name="P23">mattrichardson.eth</text:p>
        <text:p text:style-name="P23">theo-richard.argent.xyz</text:p>
        <text:p text:style-name="P23">richardlxix.eth</text:p>
        <text:p text:style-name="P23">richardstallman.eth</text:p>
        <text:p text:style-name="P23">richardental.eth</text:p>
        <text:p text:style-name="P23">fatrichard.eth</text:p>
        <text:p text:style-name="P23">richardulicky.eth</text:p>
        <text:p text:style-name="P23">richard72.eth</text:p>
        <text:p text:style-name="P23">reedrichards.eth</text:p>
        <text:p text:style-name="P23">richardp.eth</text:p>
        <text:p text:style-name="P23">richard54.eth</text:p>
        <text:p text:style-name="P23">richardsmith.eth</text:p>
        <text:p text:style-name="P23">gmrichard.eth</text:p>
        <text:p text:style-name="P23">richard786.eth</text:p>
        <text:p text:style-name="P23">richard506.eth</text:p>
        <text:p text:style-name="P23">uniquerichard.eth</text:p>
        <text:p text:style-name="P23">richard314159265359.eth</text:p>
        <text:p text:style-name="P23">fuckerichard.eth</text:p>
        <text:p text:style-name="P23">richarded.eth</text:p>
        <text:p text:style-name="P23">iloverichard.eth</text:p>
        <text:p text:style-name="P23">richard104.eth</text:p>
        <text:p text:style-name="P23">richard80.eth</text:p>
        <text:p text:style-name="P23">itsrichard.eth</text:p>
        <text:p text:style-name="P23">richardwfrank.eth</text:p>
        <text:p text:style-name="P23">teamrichard.eth</text:p>
        <text:p text:style-name="P23">richard78.eth</text:p>
        <text:p text:style-name="P23">richardmilledealer.eth</text:p>
        <text:p text:style-name="P23">jesuisrichard.eth</text:p>
        <text:p text:style-name="P23">richardzhu.eth</text:p>
        <text:p text:style-name="P23">richard300.eth</text:p>
        <text:p text:style-name="P23">richardyoung.eth</text:p>
        <text:p text:style-name="P23">richardskywalker.eth</text:p>
        <text:p text:style-name="P23">richardbachman.eth</text:p>
        <text:p text:style-name="P23">richard76.eth</text:p>
        <text:p text:style-name="P23">richard0000.eth</text:p>
        <text:p text:style-name="P23">richard🇺🇸.eth</text:p>
        <text:p text:style-name="P23">richardplepler.eth</text:p>
        <text:p text:style-name="P23">richardh.eth</text:p>
        <text:p text:style-name="P23">erichard.eth</text:p>
        <text:p text:style-name="P23">richardlehane.eth</text:p>
        <text:p text:style-name="P23">richardjames.eth</text:p>
        <text:p text:style-name="P23">richardmaroun.eth</text:p>
        <text:p text:style-name="P23">richard67.eth</text:p>
        <text:p text:style-name="P23">richardiii.eth</text:p>
        <text:p text:style-name="P23">wrappedrichard.eth</text:p>
        <text:p text:style-name="P23">imrichardbiatch.eth</text:p>
        <text:p text:style-name="P23">richardunderwood.eth</text:p>
        <text:p text:style-name="P23">patrickrichards.eth</text:p>
        <text:p text:style-name="P23">richard🧀.eth</text:p>
        <text:p text:style-name="P23">richard-anderson.eth</text:p>
        <text:p text:style-name="P23">onlyrichards.eth</text:p>
        <text:p text:style-name="P23">richardchen.eth</text:p>
        <text:p text:style-name="P23">dontbearichard.eth</text:p>
        <text:p text:style-name="P23">wallet.cgrichard.eth</text:p>
        <text:p text:style-name="P23">8-richard-0.eth</text:p>
        <text:p text:style-name="P23">richard425.eth</text:p>
        <text:p text:style-name="P30">richardpryor.eth</text:p>
        <text:p text:style-name="P23">smolrichard.eth</text:p>
        <text:p text:style-name="P23">richard99.eth</text:p>
        <text:p text:style-name="P23">richards.loopring.eth</text:p>
        <text:p text:style-name="P23">richardstreet.eth</text:p>
        <text:p text:style-name="P23">richardsoncounty.eth</text:p>
        <text:p text:style-name="P23">richard876.eth</text:p>
        <text:p text:style-name="P23">richardsanders.eth</text:p>
        <text:p text:style-name="P23">richardstarkey.eth</text:p>
        <text:p text:style-name="P23">richard00.eth</text:p>
        <text:p text:style-name="P23">richardquinn.eth</text:p>
        <text:p text:style-name="P23">1strichard.eth</text:p>
        <text:p text:style-name="P23">fuckerrichard.eth</text:p>
        <text:p text:style-name="P23">richardlittlewood.eth</text:p>
        <text:p text:style-name="P23">richard08.eth</text:p>
        <text:p text:style-name="P23">ape-richard.eth</text:p>
        <text:p text:style-name="P23">richardlin.eth</text:p>
        <text:p text:style-name="P23">bigandrichard.eth</text:p>
        <text:p text:style-name="P23">jemappellerichard.eth</text:p>
        <text:p text:style-name="P23">cgrichard.eth</text:p>
        <text:p text:style-name="P23">richard.rise.webuild.eth</text:p>
        <text:p text:style-name="P23">richardly.eth</text:p>
        <text:p text:style-name="P23">richard718.eth</text:p>
        <text:p text:style-name="P23">callmerichard.eth</text:p>
        <text:p text:style-name="P23">dougrichard.eth</text:p>
        <text:p text:style-name="P23">richardsrainwater.eth</text:p>
        <text:p text:style-name="P23">chrisrichards.eth</text:p>
        <text:p text:style-name="P23">richardscarry.eth</text:p>
        <text:p text:style-name="P23">richardpic.eth</text:p>
        <text:p text:style-name="P23">richardyuen.eth</text:p>
        <text:p text:style-name="P23">richard65.eth</text:p>
        <text:p text:style-name="P23">thickrichard.eth</text:p>
        <text:p text:style-name="P23">richardofengland.eth</text:p>
        <text:p text:style-name="P23">richardofens.eth</text:p>
        <text:p text:style-name="P23">richardgarciaofficial.eth</text:p>
        <text:p text:style-name="P23">richard53.eth</text:p>
        <text:p text:style-name="P23">richard800.eth</text:p>
        <text:p text:style-name="P23">rektrichard.eth</text:p>
        <text:p text:style-name="P23">richardchild.eth</text:p>
        <text:p text:style-name="P23">richardbranson.dcl.eth</text:p>
        <text:p text:style-name="P23">missrichard.eth</text:p>
        <text:p text:style-name="P23">richardigm.eth</text:p>
        <text:p text:style-name="P23">richard20.eth</text:p>
        <text:p text:style-name="P23">richardvonpepe.eth</text:p>
        <text:p text:style-name="P23">yorichard.eth</text:p>
        <text:p text:style-name="P23">richardhorrocks.eth</text:p>
        <text:p text:style-name="P23">ultrarichard.eth</text:p>
        <text:p text:style-name="P23">richard510.eth</text:p>
        <text:p text:style-name="P23">richard505.eth</text:p>
        <text:p text:style-name="P23">richardserra.eth</text:p>
        <text:p text:style-name="P23">richardao.eth</text:p>
        <text:p text:style-name="P23">mainrichard.eth</text:p>
        <text:p text:style-name="P23">richardkho.eth</text:p>
        <text:p text:style-name="P23">richarddreyfuss.eth</text:p>
        <text:p text:style-name="P23">richardbandler.eth</text:p>
        <text:p text:style-name="P23">pcrichardandson.eth</text:p>
        <text:p text:style-name="P23">davidrichards.eth</text:p>
        <text:p text:style-name="P23">chiefrichard.eth</text:p>
        <text:p text:style-name="P23">cplrichard.eth</text:p>
        <text:p text:style-name="P23">richarddeananderson.eth</text:p>
        <text:p text:style-name="P23">richardfarleigh.eth</text:p>
        <text:p text:style-name="P23">circumcisedrichard.eth</text:p>
        <text:p text:style-name="P23">whothefuckisrichard.eth</text:p>
        <text:p text:style-name="P23">richardsr.eth</text:p>
        <text:p text:style-name="P23">richard3.eth</text:p>
        <text:p text:style-name="P23">robotrichard.eth</text:p>
        <text:p text:style-name="P23">richard321.eth</text:p>
        <text:p text:style-name="P23">ltrichard.eth</text:p>
        <text:p text:style-name="P30">richardallen.eth</text:p>
        <text:p text:style-name="P23">danielrichard.eth</text:p>
        <text:p text:style-name="P23">richard36.eth</text:p>
        <text:p text:style-name="P23">richard.papega.eth</text:p>
        <text:p text:style-name="P23">richardkclub.eth</text:p>
        <text:p text:style-name="P23">richardvan.eth</text:p>
        <text:p text:style-name="P23">richardthanyou.eth</text:p>
        <text:p text:style-name="P23">richardlearoyd.eth</text:p>
        <text:p text:style-name="P23">0xrichardson.eth</text:p>
        <text:p text:style-name="P23">richardmillevault.eth</text:p>
        <text:p text:style-name="P23">ethrichard.eth</text:p>
        <text:p text:style-name="P23">progressiverichard.eth</text:p>
        <text:p text:style-name="P23">richardlife.eth</text:p>
        <text:p text:style-name="P23">prettyrichard.eth</text:p>
        <text:p text:style-name="P23">shutuprichard.eth</text:p>
        <text:p text:style-name="P23">uncircumcisedrichard.eth</text:p>
        <text:p text:style-name="P23">6richard9.eth</text:p>
        <text:p text:style-name="P23">richard42069.eth</text:p>
        <text:p text:style-name="P23">anthonyrichardson.eth</text:p>
        <text:p text:style-name="P23">moby-richard.eth</text:p>
        <text:p text:style-name="P23">bankofrichard.eth</text:p>
        <text:p text:style-name="P23">weareallrichard.eth</text:p>
        <text:p text:style-name="P23">richardswol.eth</text:p>
        <text:p text:style-name="P23">dougrichardco.eth</text:p>
        <text:p text:style-name="P23">richardzack.eth</text:p>
        <text:p text:style-name="P23">eddierichard.eth</text:p>
        <text:p text:style-name="P23">richardbird.eth</text:p>
        <text:p text:style-name="P23">richard420.eth</text:p>
        <text:p text:style-name="P23">richardfucks.eth</text:p>
        <text:p text:style-name="P23">richardwidmark.eth</text:p>
        <text:p text:style-name="P23">richardnoggin.dcl.eth</text:p>
        <text:p text:style-name="P23">richard907.eth</text:p>
        <text:p text:style-name="P23">richardstrauss.eth</text:p>
        <text:p text:style-name="P23">richardpickett.eth</text:p>
        <text:p text:style-name="P23">richard05.eth</text:p>
        <text:p text:style-name="P23">richardmooney.eth</text:p>
        <text:p text:style-name="P23">richard66.eth</text:p>
        <text:p text:style-name="P23">richardriot.loopring.eth</text:p>
        <text:p text:style-name="P23">jacksonrichardson.eth</text:p>
        <text:p text:style-name="P23">richard9.eth</text:p>
        <text:p text:style-name="P23">bossrichard.eth</text:p>
        <text:p text:style-name="P23">richard10.eth</text:p>
        <text:p text:style-name="P23">darkrichard.eth</text:p>
        <text:p text:style-name="P23">lord-richard.eth</text:p>
        <text:p text:style-name="P23">richardprince.eth</text:p>
        <text:p text:style-name="P23">richardheinzl.eth</text:p>
        <text:p text:style-name="P23">richardj.eth</text:p>
        <text:p text:style-name="P23">richardsondigital.eth</text:p>
        <text:p text:style-name="P23">richard79.eth</text:p>
        <text:p text:style-name="P27">dotrichard.eth</text:p>
        <text:p text:style-name="P27">richardstokoe.eth</text:p>
        <text:p text:style-name="P23">richardramirez.eth</text:p>
        <text:p text:style-name="P23">richardclub.eth</text:p>
        <text:p text:style-name="P23">richardpaulhau.eth</text:p>
        <text:p text:style-name="P23">richardzhang.eth</text:p>
        <text:p text:style-name="P23">floppyrichard.eth</text:p>
        <text:p text:style-name="P23">richardpaulose.eth</text:p>
        <text:p text:style-name="P23">richard888.eth</text:p>
        <text:p text:style-name="P23">mcrichards.eth</text:p>
        <text:p text:style-name="P23">richard516.eth</text:p>
        <text:p text:style-name="P23">richardbrown.eth</text:p>
        <text:p text:style-name="P23">tinyrichard.eth</text:p>
        <text:p text:style-name="P23">richardwong.eth</text:p>
        <text:p text:style-name="P23">richard001.eth</text:p>
        <text:p text:style-name="P23">richard-bullrun.eth</text:p>
        <text:p text:style-name="P23">richardrichards.eth</text:p>
        <text:p text:style-name="P23">richardroad.eth</text:p>
        <text:p text:style-name="P27">richardheartplusbankless.eth</text:p>
        <text:p text:style-name="P29">richardcrooks.eth</text:p>
        <text:p text:style-name="P28">richard69-420.eth</text:p>
        <text:p text:style-name="P28">lilrichard.eth</text:p>
        <text:p text:style-name="P28">richyrichard.eth</text:p>
        <text:p text:style-name="P28">richardguan.eth</text:p>
        <text:p text:style-name="P28">richard360.eth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>churchard.eth</text:p>
        <text:p text:style-name="P28">richarizard.eth</text:p>
        <text:p text:style-name="P17">rhisiart.eth</text:p>
        <text:p text:style-name="P17">rishark.eth</text:p>
        <text:p text:style-name="P17">amandauprichard.eth</text:p>
        <text:p text:style-name="P17">richarddick.eth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>50richard.eth</text:p>
        <text:p text:style-name="P20">richardburr.eth</text:p>
        <text:p text:style-name="P20">richad.<text:span text:style-name="T2">eth</text:span></text:p>
        <text:p text:style-name="P20">rishark.<text:span text:style-name="T2">eth</text:span></text:p>
        <text:p text:style-name="P20">rickme.<text:span text:style-name="T2">eth</text:span></text:p>
        <text:p text:style-name="P20">riky<text:span text:style-name="T2">eth</text:span></text:p>
        <text:p text:style-name="P20">ric1.<text:span text:style-name="T2">eth</text:span>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>rch1.<text:span text:style-name="T2">eth</text:span></text:p>
        <text:p text:style-name="P11">og-dick.eth</text:p>
        <text:p text:style-name="P11">rug-hard.eth</text:p>
        <text:p text:style-name="P11">rughard.eth</text:p>
        <text:p text:style-name="P11">rich-dick.eth</text:p>
        <text:p text:style-name="P11">dick666.eth</text:p>
        <text:p text:style-name="P11">ricardify.eth</text:p>
        <text:p text:style-name="P11">dickfinity.eth</text:p>
        <text:p text:style-name="P22">rheart.eth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35in" style:type="center"/>
          <style:tab-stop style:position="12.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35in" style:type="center"/>
          <style:tab-stop style:position="12.7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53b3bd" officeooo:paragraph-rsid="0053b3bd"/>
    </style:style>
    <style:page-layout style:name="Mpm1">
      <style:page-layout-properties fo:page-width="13.9in" fo:page-height="9.8402in" style:num-format="1" style:print-orientation="landscape" fo:margin-top="0.7874in" fo:margin-bottom="0.7874in" fo:margin-left="0.6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3.898in" fo:page-height="9.84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3.898in" fo:page-height="9.84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22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17:35:51.522195386</meta:creation-date>
    <dc:date>2022-05-28T22:24:02.301729498</dc:date>
    <meta:editing-duration>PT1H43M41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23" meta:paragraph-count="1316" meta:word-count="1323" meta:character-count="21086" meta:non-whitespace-character-count="21078"/>
  </office:meta>
</office:document-meta>
</file>